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imes New Roman CE" svg:font-family="'Times New Roman CE'"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2" style:family="paragraph" style:parent-style-name="ANA_20_METIN">
      <style:paragraph-properties fo:margin-left="0cm" fo:margin-right="0.3cm" fo:text-indent="1cm" style:auto-text-indent="false"/>
      <style:text-properties style:font-name="DejaVu Sans"/>
    </style:style>
    <style:style style:name="P3" style:family="paragraph" style:parent-style-name="ANA_20_METIN">
      <style:paragraph-properties fo:margin-left="0cm" fo:margin-right="0.3cm" fo:line-height="0.564cm" fo:text-indent="1cm" style:auto-text-indent="false"/>
      <style:text-properties style:font-name="DejaVu Sans" fo:font-size="11pt" fo:letter-spacing="0.15cm" style:font-size-asian="11pt"/>
    </style:style>
    <style:style style:name="P4" style:family="paragraph" style:parent-style-name="ANA_20_METIN">
      <style:paragraph-properties fo:margin-left="0cm" fo:margin-right="0.3cm" fo:line-height="0.564cm" fo:text-indent="1cm" style:auto-text-indent="false"/>
      <style:text-properties style:font-name="DejaVu Sans" fo:font-size="11pt" style:font-size-asian="11pt"/>
    </style:style>
    <style:style style:name="P5" style:family="paragraph" style:parent-style-name="ANA_20_METIN">
      <style:paragraph-properties fo:margin-left="0cm" fo:margin-right="0.3cm" fo:line-height="0.564cm" fo:text-indent="1cm" style:auto-text-indent="false"/>
      <style:text-properties style:font-name="DejaVu Sans" fo:font-size="11pt" fo:font-weight="bold" style:font-size-asian="11pt" style:font-weight-asian="bold"/>
    </style:style>
    <style:style style:name="P6" style:family="paragraph" style:parent-style-name="ANA_20_METIN">
      <style:paragraph-properties fo:margin-left="0cm" fo:margin-right="0.3cm" fo:line-height="0.564cm" fo:text-indent="1cm" style:auto-text-indent="false"/>
      <style:text-properties style:font-name="DejaVu Sans"/>
    </style:style>
    <style:style style:name="P7" style:family="paragraph" style:parent-style-name="ANA_20_METIN">
      <style:paragraph-properties fo:margin-left="0cm" fo:margin-right="0.3cm" fo:text-align="center" style:justify-single-word="false" fo:text-indent="1cm" style:auto-text-indent="false"/>
      <style:text-properties style:font-name="DejaVu Sans"/>
    </style:style>
    <style:style style:name="P8" style:family="paragraph" style:parent-style-name="ANA_20_METIN">
      <style:paragraph-properties fo:margin-left="0cm" fo:margin-right="0.3cm" fo:text-indent="1cm" style:auto-text-indent="false" fo:break-before="page"/>
      <style:text-properties style:font-name="DejaVu Sans"/>
    </style:style>
    <style:style style:name="P9" style:family="paragraph" style:parent-style-name="ANA_20_METIN">
      <style:paragraph-properties fo:margin-left="0cm" fo:margin-right="0.3cm" fo:text-align="center" style:justify-single-word="false" fo:text-indent="1cm" style:auto-text-indent="false" fo:break-before="page"/>
      <style:text-properties style:font-name="DejaVu Sans"/>
    </style:style>
    <style:style style:name="P10" style:family="paragraph" style:parent-style-name="ANA_20_METIN">
      <style:paragraph-properties fo:margin-left="0cm" fo:margin-right="0.3cm" fo:text-indent="0cm" style:auto-text-indent="false"/>
      <style:text-properties style:font-name="DejaVu Sans"/>
    </style:style>
    <style:style style:name="P11" style:family="paragraph" style:parent-style-name="ANA_20_METIN">
      <style:paragraph-properties fo:margin-left="0cm" fo:margin-right="0.3cm" fo:text-indent="0cm" style:auto-text-indent="false" fo:break-before="page"/>
      <style:text-properties style:font-name="DejaVu Sans"/>
    </style:style>
    <style:style style:name="P12" style:family="paragraph" style:parent-style-name="ARA_20_BASLIK">
      <style:paragraph-properties fo:margin-left="0cm" fo:margin-right="0.3cm" fo:line-height="0.564cm" fo:text-indent="1cm" style:auto-text-indent="false"/>
      <style:text-properties fo:text-transform="uppercase" style:font-name="DejaVu Sans" fo:font-size="11pt" style:font-size-asian="11pt"/>
    </style:style>
    <style:style style:name="P13" style:family="paragraph" style:parent-style-name="ARA_20_BASLIK">
      <style:paragraph-properties fo:margin-left="0cm" fo:margin-right="0.3cm" fo:text-indent="1cm" style:auto-text-indent="false"/>
      <style:text-properties style:font-name="DejaVu Sans"/>
    </style:style>
    <style:style style:name="P14" style:family="paragraph" style:parent-style-name="ARA_20_BASLIK">
      <style:paragraph-properties fo:margin-left="0cm" fo:margin-right="0.3cm" fo:line-height="0.564cm" fo:text-indent="1cm" style:auto-text-indent="false"/>
      <style:text-properties style:font-name="DejaVu Sans"/>
    </style:style>
    <style:style style:name="P15" style:family="paragraph" style:parent-style-name="ARA_20_BASLIK">
      <style:paragraph-properties fo:margin-left="0cm" fo:margin-right="0.3cm" fo:line-height="0.564cm" fo:text-indent="1cm" style:auto-text-indent="false"/>
      <style:text-properties style:font-name="DejaVu Sans" fo:font-size="14pt" style:font-size-asian="14pt"/>
    </style:style>
    <style:style style:name="P16" style:family="paragraph" style:parent-style-name="ARA_20_BASLIK">
      <style:paragraph-properties fo:margin-left="0cm" fo:margin-right="0.3cm" fo:line-height="0.564cm" fo:text-indent="1cm" style:auto-text-indent="false"/>
      <style:text-properties style:font-name="DejaVu Sans" fo:font-size="11pt" style:font-size-asian="11pt"/>
    </style:style>
    <style:style style:name="P17" style:family="paragraph" style:parent-style-name="ARA_20_BASLIK">
      <style:paragraph-properties fo:margin-left="0cm" fo:margin-right="0.3cm" fo:line-height="0.564cm" fo:text-indent="1cm" style:auto-text-indent="false" fo:break-before="page"/>
      <style:text-properties style:font-name="DejaVu Sans"/>
    </style:style>
    <style:style style:name="P18" style:family="paragraph" style:parent-style-name="Body_20_Text_20_2">
      <style:paragraph-properties fo:margin-left="0cm" fo:margin-right="0.3cm" fo:margin-top="0cm" fo:margin-bottom="0cm" loext:contextual-spacing="false" fo:line-height="0.564cm" fo:text-indent="1cm" style:auto-text-indent="false"/>
      <style:text-properties style:font-name="DejaVu Sans"/>
    </style:style>
    <style:style style:name="P19" style:family="paragraph" style:parent-style-name="Standard">
      <style:paragraph-properties fo:margin-left="1cm" fo:margin-right="0.3cm" fo:text-align="center" style:justify-single-word="false" fo:text-indent="0cm" style:auto-text-indent="false"/>
      <style:text-properties style:font-name="DejaVu Sans" fo:font-size="36pt" fo:font-weight="bold" style:font-size-asian="36pt" style:font-weight-asian="bold"/>
    </style:style>
    <style:style style:name="P20" style:family="paragraph" style:parent-style-name="Standard">
      <style:paragraph-properties fo:margin-left="1cm" fo:margin-right="0.3cm" fo:text-align="center" style:justify-single-word="false" fo:text-indent="0cm" style:auto-text-indent="false"/>
      <style:text-properties style:font-name="DejaVu Sans"/>
    </style:style>
    <style:style style:name="P21" style:family="paragraph" style:parent-style-name="Standard" style:master-page-name="Standard">
      <style:paragraph-properties fo:margin-left="1cm" fo:margin-right="0.3cm" fo:text-align="center" style:justify-single-word="false" fo:text-indent="0cm" style:auto-text-indent="false" style:page-number="1"/>
      <style:text-properties style:font-name="DejaVu Sans" fo:font-size="36pt" fo:font-weight="bold" style:font-size-asian="36pt" style:font-weight-asian="bold"/>
    </style:style>
    <style:style style:name="P22"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style>
    <style:style style:name="P23"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style>
    <style:style style:name="P24" style:family="paragraph" style:parent-style-name="Standard">
      <style:paragraph-properties fo:margin-left="0cm" fo:margin-right="0.3cm" fo:line-height="0.564cm" fo:text-align="justify" style:justify-single-word="false" fo:text-indent="1cm" style:auto-text-indent="false">
        <style:tab-stops>
          <style:tab-stop style:position="9.999cm"/>
        </style:tab-stops>
      </style:paragraph-properties>
      <style:text-properties style:font-name="DejaVu Sans" fo:font-size="11pt" fo:font-weight="bold" style:font-size-asian="11pt" style:font-weight-asian="bold"/>
    </style:style>
    <style:style style:name="P25"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26" style:family="paragraph" style:parent-style-name="Standard">
      <style:paragraph-properties fo:margin-left="0cm" fo:margin-right="0.3cm" fo:line-height="0.564cm" fo:text-align="justify" style:justify-single-word="false" fo:text-indent="1cm" style:auto-text-indent="false">
        <style:tab-stops>
          <style:tab-stop style:position="9.999cm"/>
        </style:tab-stops>
      </style:paragraph-properties>
      <style:text-properties style:font-name="DejaVu Sans" fo:font-size="11pt" style:font-size-asian="11pt"/>
    </style:style>
    <style:style style:name="P27" style:family="paragraph" style:parent-style-name="Standard">
      <style:paragraph-properties fo:margin-left="0cm" fo:margin-right="0.3cm" fo:text-align="center" style:justify-single-word="false" fo:text-indent="1cm" style:auto-text-indent="false"/>
      <style:text-properties style:font-name="DejaVu Sans"/>
    </style:style>
    <style:style style:name="P28"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29" style:family="paragraph" style:parent-style-name="Standard">
      <style:paragraph-properties fo:margin-left="0cm" fo:margin-right="0.3cm" fo:line-height="0.564cm" fo:text-align="justify" style:justify-single-word="false" fo:text-indent="1cm" style:auto-text-indent="false">
        <style:tab-stops>
          <style:tab-stop style:position="9.999cm"/>
        </style:tab-stops>
      </style:paragraph-properties>
      <style:text-properties style:font-name="DejaVu Sans"/>
    </style:style>
    <style:style style:name="P30"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31" style:family="paragraph" style:parent-style-name="Standard">
      <style:paragraph-properties fo:margin-left="0cm" fo:margin-right="0.3cm" fo:text-align="justify" style:justify-single-word="false" fo:text-indent="1cm" style:auto-text-indent="false">
        <style:tab-stops>
          <style:tab-stop style:position="9.999cm"/>
        </style:tab-stops>
      </style:paragraph-properties>
      <style:text-properties style:font-name="DejaVu Sans"/>
    </style:style>
    <style:style style:name="P32" style:family="paragraph" style:parent-style-name="Standard">
      <style:paragraph-properties fo:margin-left="0cm" fo:margin-right="0.3cm" fo:line-height="0.564cm" fo:text-align="justify" style:justify-single-word="false" fo:text-indent="1cm" style:auto-text-indent="false" fo:break-before="page">
        <style:tab-stops>
          <style:tab-stop style:position="9.999cm"/>
        </style:tab-stops>
      </style:paragraph-properties>
      <style:text-properties style:font-name="DejaVu Sans" fo:font-size="11pt" fo:font-weight="bold" style:font-size-asian="11pt" style:font-weight-asian="bold"/>
    </style:style>
    <style:style style:name="P33"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34" style:family="paragraph" style:parent-style-name="Standard">
      <style:paragraph-properties fo:margin-left="0cm" fo:margin-right="0.3cm" fo:line-height="0.564cm" fo:text-align="justify" style:justify-single-word="false" fo:text-indent="0cm" style:auto-text-indent="false"/>
      <style:text-properties style:font-name="DejaVu Sans" fo:font-size="11pt" style:font-size-asian="11pt"/>
    </style:style>
    <style:style style:name="P35"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36"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37"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0.132cm" fo:font-weight="normal" style:font-size-asian="11pt" style:font-weight-asian="normal"/>
    </style:style>
    <style:style style:name="P38"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0.15cm" fo:font-weight="normal" style:font-size-asian="11pt" style:font-weight-asian="normal"/>
    </style:style>
    <style:style style:name="P39"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40" style:family="paragraph" style:parent-style-name="ayet">
      <style:paragraph-properties fo:margin-left="0cm" fo:margin-right="0.3cm" fo:margin-top="0cm" fo:margin-bottom="0cm" loext:contextual-spacing="false" fo:line-height="0.564cm" fo:text-align="center" style:justify-single-word="false" fo:text-indent="1cm" style:auto-text-indent="false"/>
      <style:text-properties style:font-name="DejaVu Sans"/>
    </style:style>
    <style:style style:name="P41" style:family="paragraph" style:parent-style-name="ayet">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42" style:family="paragraph" style:parent-style-name="ayet">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43" style:family="paragraph" style:parent-style-name="ayet">
      <style:paragraph-properties fo:margin-left="0cm" fo:margin-right="0.3cm" fo:margin-top="0cm" fo:margin-bottom="0cm" loext:contextual-spacing="false" fo:line-height="0.564cm" fo:text-align="center" style:justify-single-word="false" fo:text-indent="1cm" style:auto-text-indent="false" fo:break-before="page"/>
      <style:text-properties style:font-name="DejaVu Sans"/>
    </style:style>
    <style:style style:name="T1" style:family="text">
      <style:text-properties style:font-name="Times New Roman" fo:font-size="36pt" fo:font-weight="bold" style:font-size-asian="36pt" style:font-weight-asian="bold"/>
    </style:style>
    <style:style style:name="T2" style:family="text">
      <style:text-properties style:font-name="Times New Roman" fo:font-size="26pt" fo:font-weight="bold" style:font-size-asian="26pt" style:font-weight-asian="bold"/>
    </style:style>
    <style:style style:name="T3" style:family="text">
      <style:text-properties style:font-name="Times New Roman" fo:font-size="18pt" fo:font-weight="bold" style:font-size-asian="18pt" style:font-weight-asian="bold"/>
    </style:style>
    <style:style style:name="T4" style:family="text">
      <style:text-properties style:font-name="Times New Roman" fo:font-size="18pt" fo:letter-spacing="0.15cm" fo:font-weight="bold" style:font-size-asian="18pt" style:font-weight-asian="bold"/>
    </style:style>
    <style:style style:name="T5" style:family="text">
      <style:text-properties style:font-name="Times New Roman" fo:font-size="18pt" style:font-size-asian="18pt"/>
    </style:style>
    <style:style style:name="T6" style:family="text">
      <style:text-properties style:font-name="Times New Roman" fo:font-size="11pt" style:font-size-asian="11pt"/>
    </style:style>
    <style:style style:name="T7" style:family="text">
      <style:text-properties style:font-name="Times New Roman" fo:font-size="11pt" fo:font-weight="bold" style:font-size-asian="11pt" style:font-weight-asian="bold"/>
    </style:style>
    <style:style style:name="T8" style:family="text">
      <style:text-properties style:font-name="Times New Roman" fo:font-size="11pt" fo:font-style="italic" style:font-size-asian="11pt" style:font-style-asian="italic"/>
    </style:style>
    <style:style style:name="T9" style:family="text">
      <style:text-properties style:font-name="Times New Roman" fo:font-size="11pt" fo:letter-spacing="0.15cm" style:font-size-asian="11pt"/>
    </style:style>
    <style:style style:name="T10" style:family="text">
      <style:text-properties style:font-name="Times New Roman" fo:font-size="11pt" fo:letter-spacing="0.15cm" fo:font-weight="normal" style:font-size-asian="11pt" style:font-weight-asian="normal"/>
    </style:style>
    <style:style style:name="T11" style:family="text">
      <style:text-properties style:font-name="Times New Roman" fo:font-size="11pt" fo:letter-spacing="0.132cm" fo:font-weight="normal" style:font-size-asian="11pt" style:font-weight-asian="normal"/>
    </style:style>
    <style:style style:name="T12" style:family="text">
      <style:text-properties style:font-name="Times New Roman" fo:font-size="11pt" fo:letter-spacing="0.132cm" style:font-size-asian="11pt"/>
    </style:style>
    <style:style style:name="T13" style:family="text">
      <style:text-properties style:font-name="Times New Roman" fo:font-size="11pt" fo:font-weight="normal" style:font-size-asian="11pt" style:font-weight-asian="normal"/>
    </style:style>
    <style:style style:name="T14" style:family="text">
      <style:text-properties style:font-name="Times New Roman" fo:font-size="11pt" fo:letter-spacing="-0.009cm" style:font-size-asian="11pt"/>
    </style:style>
    <style:style style:name="T15" style:family="text">
      <style:text-properties style:font-name="Times New Roman" fo:font-size="14pt" style:font-size-asian="14pt"/>
    </style:style>
    <style:style style:name="T16" style:family="text">
      <style:text-properties style:font-name="Times New Roman" fo:font-size="14pt" fo:font-weight="bold" style:font-size-asian="14pt" style:font-weight-asian="bold"/>
    </style:style>
    <style:style style:name="T17" style:family="text">
      <style:text-properties fo:text-transform="uppercase" style:font-name="Times New Roman" fo:font-size="16pt" style:font-size-asian="16pt"/>
    </style:style>
    <style:style style:name="T18" style:family="text">
      <style:text-properties fo:text-transform="uppercase" fo:font-size="16pt" style:font-size-asian="16pt"/>
    </style:style>
    <style:style style:name="T19" style:family="text">
      <style:text-properties style:text-position="27% 100%" style:font-name="Times New Roman" fo:font-size="11pt" style:font-size-asian="11pt"/>
    </style:style>
    <style:style style:name="T20" style:family="text">
      <style:text-properties style:text-position="27% 100%" fo:font-size="11pt" style:font-size-asian="11pt"/>
    </style:style>
    <style:style style:name="T21" style:family="text">
      <style:text-properties fo:font-size="36pt" fo:font-weight="bold" style:font-size-asian="36pt" style:font-weight-asian="bold"/>
    </style:style>
    <style:style style:name="T22" style:family="text">
      <style:text-properties fo:font-size="26pt" fo:font-weight="bold" style:font-size-asian="26pt" style:font-weight-asian="bold"/>
    </style:style>
    <style:style style:name="T23" style:family="text">
      <style:text-properties fo:font-size="18pt" fo:font-weight="bold" style:font-size-asian="18pt" style:font-weight-asian="bold"/>
    </style:style>
    <style:style style:name="T24" style:family="text">
      <style:text-properties fo:font-size="18pt" fo:letter-spacing="0.15cm" fo:font-weight="bold" style:font-size-asian="18pt" style:font-weight-asian="bold"/>
    </style:style>
    <style:style style:name="T25" style:family="text">
      <style:text-properties fo:font-size="18pt" style:font-size-asian="18pt"/>
    </style:style>
    <style:style style:name="T26" style:family="text">
      <style:text-properties fo:font-size="11pt" style:font-size-asian="11pt"/>
    </style:style>
    <style:style style:name="T27" style:family="text">
      <style:text-properties fo:font-size="11pt" fo:font-weight="bold" style:font-size-asian="11pt" style:font-weight-asian="bold"/>
    </style:style>
    <style:style style:name="T28" style:family="text">
      <style:text-properties fo:font-size="11pt" fo:font-style="italic" style:font-size-asian="11pt" style:font-style-asian="italic"/>
    </style:style>
    <style:style style:name="T29" style:family="text">
      <style:text-properties fo:font-size="11pt" fo:letter-spacing="0.15cm" style:font-size-asian="11pt"/>
    </style:style>
    <style:style style:name="T30" style:family="text">
      <style:text-properties fo:font-size="11pt" fo:letter-spacing="0.15cm" fo:font-weight="normal" style:font-size-asian="11pt" style:font-weight-asian="normal"/>
    </style:style>
    <style:style style:name="T31" style:family="text">
      <style:text-properties fo:font-size="11pt" fo:letter-spacing="0.132cm" fo:font-weight="normal" style:font-size-asian="11pt" style:font-weight-asian="normal"/>
    </style:style>
    <style:style style:name="T32" style:family="text">
      <style:text-properties fo:font-size="11pt" fo:letter-spacing="0.132cm" style:font-size-asian="11pt"/>
    </style:style>
    <style:style style:name="T33" style:family="text">
      <style:text-properties fo:font-size="11pt" fo:font-weight="normal" style:font-size-asian="11pt" style:font-weight-asian="normal"/>
    </style:style>
    <style:style style:name="T34" style:family="text">
      <style:text-properties fo:font-size="11pt" fo:letter-spacing="-0.009cm" style:font-size-asian="11pt"/>
    </style:style>
    <style:style style:name="T35" style:family="text">
      <style:text-properties fo:font-size="14pt" style:font-size-asian="14pt"/>
    </style:style>
    <style:style style:name="T36" style:family="text">
      <style:text-properties fo:font-size="14pt" fo:font-weight="bold" style:font-size-asian="14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19"/>
      <text:p text:style-name="P19"/>
      <text:p text:style-name="P19"/>
      <text:p text:style-name="P19"/>
      <text:p text:style-name="P20"><text:span text:style-name="T21">THE MIRACLE IN </text:span></text:p>
      <text:p text:style-name="P20"><text:span text:style-name="T21">THE MASQUITO</text:span></text:p>
      <text:p text:style-name="P22"/>
      <text:p text:style-name="P22"/>
      <text:p text:style-name="P22"/>
      <text:p text:style-name="P22"/>
      <text:p text:style-name="P22"/>
      <text:p text:style-name="P22"/>
      <text:p text:style-name="P22"/>
      <text:p text:style-name="P22"/>
      <text:p text:style-name="P22"/>
      <text:p text:style-name="P27"><text:span text:style-name="T22">HARUN YAHYA</text:span></text:p>
      <text:p text:style-name="P25"/>
      <text:p text:style-name="P29"/>
      <text:p text:style-name="P32"/>
      <text:p text:style-name="P31"><text:span text:style-name="T23">INTRODUCTION<text:tab/></text:span></text:p>
      <text:p text:style-name="P24"/>
      <text:p text:style-name="P24"/>
      <text:p text:style-name="P29"><text:span text:style-name="T26">THE ADVENTURE BEGINS<text:tab/></text:span></text:p>
      <text:p text:style-name="P26"/>
      <text:p text:style-name="P29"><text:span text:style-name="T26">SKILLS OF THE MOSQUITO<text:tab/></text:span></text:p>
      <text:p text:style-name="P26"/>
      <text:p text:style-name="P29"><text:span text:style-name="T26">PHASES OF DEVELOPMENT<text:tab/></text:span></text:p>
      <text:p text:style-name="P26"/>
      <text:p text:style-name="P29"><text:span text:style-name="T26">A BRAND-NEW BODY<text:tab/></text:span></text:p>
      <text:p text:style-name="P26"/>
      <text:p text:style-name="P29"><text:span text:style-name="T26">CONCLUSION<text:tab/></text:span></text:p>
      <text:p text:style-name="P26"/>
      <text:p text:style-name="P29"><text:span text:style-name="T26">THE DECEPTION OF EVOLUTION</text:span><text:span text:style-name="T27"><text:tab/></text:span></text:p>
      <text:p text:style-name="P27"/>
      <text:p text:style-name="P33"><text:span text:style-name="T23">TO THE READER</text:span></text:p>
      <text:p text:style-name="P25"/>
      <text:p text:style-name="P25"/>
      <text:p text:style-name="P18"><text:span text:style-name="T26">A special chapter is assigned to the collapse of the theory of evolution because this theory constitutes the basis of all anti-spiritual philosophies. Since Darwinism rejects the fact of creation—and therefore, God's existence—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text:span></text:p>
      <text:p text:style-name="P28"><text:span text:style-name="T26">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text:span></text:p>
      <text:p text:style-name="P28"><text:span text:style-name="T26">This and all the other books by the author can be read individually, or discussed in a group. Readers eager to profit from the books will find discussion very useful, letting them relate their reflections and experiences to one another.</text:span></text:p>
      <text:p text:style-name="P28"><text:span text:style-name="T26">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span></text:p>
      <text:p text:style-name="P28"><text:span text:style-name="T26">We hope the reader will look through the reviews of his other books at the back of this book. His rich source material on faith-related issues is very useful, and a pleasure to read.</text:span></text:p>
      <text:p text:style-name="P28"><text:span text:style-name="T26">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25"/>
      <text:p text:style-name="P25"/>
      <text:p text:style-name="P25"/>
      <text:p text:style-name="P25"/>
      <text:p text:style-name="P27"/>
      <text:p text:style-name="P33"><text:span text:style-name="T23">ABOUT THE AUTHOR</text:span></text:p>
      <text:p text:style-name="P25"/>
      <text:p text:style-name="P25"/>
      <text:p text:style-name="P28"><text:span text:style-name="T26">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text:span></text:p>
      <text:p text:style-name="P28"><text:span text:style-name="T26">His pen-name is a composite of the names </text:span><text:span text:style-name="T28">Harun</text:span><text:span text:style-name="T26"> (Aaron) and </text:span><text:span text:style-name="T28">Yahya</text:span><text:span text:style-name="T26"> (John), in memory of the two esteemed Prophets who fought against their people's lack of faith. The Prophet's seal on his books' covers is symbolic and is linked to their contents. It represents the Qur'an (the Final Scripture) and Prophet Muhammad (may God bless him and grant him peace), last of the prophets. Under the guidance of the Qur'an and the Sunnah (teachings of the Prophet [may God bless him and grant him peace]), the author makes it his purpose to disprove each fundamental tenet of godless ideologies and to have the "last word," so as to completely silence the objections raised against religion. He uses the seal of the final Prophet (may God bless him and grant him peace), who attained ultimate wisdom and moral perfection, as a sign of his intention to offer the last word.</text:span></text:p>
      <text:p text:style-name="P28"><text:span text:style-name="T26">All of Harun Yahya's works share one single goal: to convey the Qur'an's message, encourage readers to consider basic faith-related issues such as God's existence and unity and the Hereafter; and to expose godless systems' feeble foundations and perverted ideologies.</text:span></text:p>
      <text:p text:style-name="P28"><text:span text:style-name="T26">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text:span></text:p>
      <text:p text:style-name="P28"><text:span text:style-name="T26">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text:span></text:p>
      <text:p text:style-name="P28"><text:soft-page-break/><text:span text:style-name="T26">This is no doubt a result of the Qur'an's wisdom and lucidity. The author modestly intends to serve as a means in humanity's search for God's right path. No material gain is sought in the publication of these works.</text:span></text:p>
      <text:p text:style-name="P28"><text:span text:style-name="T26">Those who encourage others to read these books, to open their minds and hearts and guide them to become more devoted servants of God, render an invaluable service.</text:span></text:p>
      <text:p text:style-name="P28"><text:span text:style-name="T26">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text:span></text:p>
      <text:p text:style-name="P28"><text:span text:style-name="T26">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text:span></text:p>
      <text:p text:style-name="P28"><text:span text:style-name="T26">In this effort, the books of Harun Yahya assume a leading role. By the will of God, these books will be a means through which people in the twenty-first century will attain the peace, justice, and happiness promised in the Qur'an.</text:span></text:p>
      <text:p text:style-name="P25"/>
      <text:p text:style-name="P25"/>
      <text:p text:style-name="P25"/>
      <text:p text:style-name="P25"/>
      <text:p text:style-name="P25"/>
      <text:p text:style-name="P25"/>
      <text:p text:style-name="P3"/>
      <text:p text:style-name="P2"/>
      <text:p text:style-name="P8"><text:span text:style-name="T24">INTRODUCTION</text:span></text:p>
      <text:p text:style-name="P3"/>
      <text:p text:style-name="P3"/>
      <text:p text:style-name="P6"><text:span text:style-name="T29">T</text:span><text:span text:style-name="T26">he many tasks that animals carry out and their actions require a degree of judgement, knowledge, experience and expertise going far beyond what they could imaginably do with the degree of intelligence available to them. Even simple observation is enough for us to know that it is not the animals themselves that produce these superior characteristics. Consider the ability of birds migrating thousands of kilometres to navigate faultlessly, the marvellous architectural skills employed by spiders when spinning their webs, the perfect cooperation and sharing of duties in ant colonies, the wonderful geometry of the honeycombs, built cooperatively by thousands of bees, and countless other examples...</text:span></text:p>
      <text:p text:style-name="P6"><text:span text:style-name="T26">The source of intelligence and will that enable animals to do these things is to be found neither in their bodies nor in nature, but rather in the conscious intervention of a hidden intelligence and power which reveals itself at every stage. Even if the owner of this intelligence and power cannot be seen, such intervention in events provides enough evidence of the existence of this power to remove all doubt. </text:span></text:p>
      <text:p text:style-name="P6"><text:span text:style-name="T26">The evolutionist scientists who are aware of this also admit to the existence of a power that goes far beyond the ability of these creatures to carry out their labours, but they limit their explanations of the subject by calling this power “instinct.” Because they do not wish to acknowledge the true holder of this power they call instinct, they also invent a name for it and call it “mother nature.” However, to date, no evolutionist has been able to show the place where the order is given for what they call instinct, to define what they call “mother nature,” to explain whether it is a stone, a tree, a river, a mountain, a sea or a star. </text:span></text:p>
      <text:p text:style-name="P6"><text:span text:style-name="T26">As a result, the evolutionists create an imaginary god out of what they call “mother nature” and apply the term “instinct” to behaviour that is really brought about by the command and inspiration of God. God reveals in the Qur’an as follows:</text:span></text:p>
      <text:p text:style-name="P36"/>
      <text:p text:style-name="P39"><text:span text:style-name="T26">What you serve apart from Him are only names which you and your forefathers have made up. There is no mandate for them from God… (Qur’an, 12:40)</text:span></text:p>
      <text:p text:style-name="P4"/>
      <text:p text:style-name="P6"><text:span text:style-name="T26">Thus by not accepting the facts, they deceive themselves and try to appease their consciences. They clearly feel the existence of God and His attributes in their consciences, but they run away from “reality” and deny the evidence of God. The reason for this is explained in the Qur’an as follows:</text:span></text:p>
      <text:p text:style-name="P36"/>
      <text:p text:style-name="P39"><text:span text:style-name="T26">When Our Signs came to them in all their clarity, they said, “This is downright magic,” and they repudiated them wrongly and haughtily, in spite of </text:span><text:soft-page-break/><text:span text:style-name="T26">their own certainty about them. Consider the final fate of the corrupters. (Qur’an, 27:13-14)</text:span></text:p>
      <text:p text:style-name="P4"/>
      <text:p text:style-name="P6"><text:span text:style-name="T26">God has spread boundless evidence of His existence before the eyes of man. He has made manifest His eternal intelligence and knowledge in His chosen beings. With His endless grace, He gives unimaginable tasks to the most unexpected, humble, even brainless creatures. As a result, many creatures, whether large or small, from birds to reptiles, from whales to insects, exhibit unexpected behaviour and actions that fill people with admiration. Such behaviours are surprising to most people. Even man, who sees himself as an intelligent, knowledgeable and conscious being, is humbled in the face of many of these skills (for example, the spider’s ability to produce strands stronger than steel), and does not even have the power to imitate them.</text:span></text:p>
      <text:p text:style-name="P6"><text:span text:style-name="T26">The subject of this book, the mosquito, is just one such creature, aspects of whose behaviour fill us with admiration. And although it is the creature we may be most used to and encounter most commonly, it is possibly the one we give the least thought to and consider as worthless. </text:span></text:p>
      <text:p text:style-name="P6"><text:span text:style-name="T26">So you may well ask yourself, “In that case, why the mosquito?” God decrees as follows in a verse of the Qur’an:</text:span></text:p>
      <text:p text:style-name="P36"/>
      <text:p text:style-name="P39"><text:span text:style-name="T26">God is not ashamed to make an example of a mosquito or of an even smaller thing. As for those who believe, they know it is the truth from their Lord. But as for those who disbelieve, they say, “What does God mean by this example?” He misguides many by it and guides many by it. But He only misguides the deviators. (Qur’an, 2:26)</text:span></text:p>
      <text:p text:style-name="P4"/>
      <text:p text:style-name="P6"><text:span text:style-name="T26">It behoves a man who is aware of this fact to reflect sincerely on the evidence of God’s creation and to rightly fear (and respect) Him. </text:span></text:p>
      <text:p text:style-name="P36"/>
      <text:p text:style-name="P39"><text:span text:style-name="T26">... Do you not know that God has power over all things? Do you not know that God is He to Whom the kingdom of the heavens and the Earth belongs and that, besides God, you have no protector and no helper? (Qur’an, 2:106-107)</text:span></text:p>
      <text:p text:style-name="P41"/>
      <text:p text:style-name="P42"><text:span text:style-name="T25">THE ADVENTURE BEGINS</text:span></text:p>
      <text:p text:style-name="P37"/>
      <text:p text:style-name="P37"/>
      <text:p text:style-name="P39"><text:span text:style-name="T31">A</text:span><text:span text:style-name="T33">s the rainy season approaches, there is a surge of activity in the dried-up ponds. These are ideal breeding places for the mosquitoes. At the bottom of ponds and in every hollow that is likely to fill up with water, mosquitoes can be seen on the move, but they are walking around rather than flying, as though intent on finding something. </text:span></text:p>
      <text:p text:style-name="P6"><text:span text:style-name="T26">Mosquitoes, normally thought of as fliers, present an interesting sight as they try to walk over obstacles that are like mountain peaks compared to their own size. All at once, thousands of mosquitoes go into action, as though they have received an order from somewhere. Now it is time for them to do their duty. </text:span></text:p>
      <text:p text:style-name="P25"/>
      <text:p text:style-name="P14"><text:span text:style-name="T35">The long journey of the detector mosquitoes...</text:span></text:p>
      <text:p text:style-name="P6"><text:span text:style-name="T26">Mother mosquitoes have to find a suitable place for their eggs. The young emerging from their eggs need water in order to complete their stages of growth. This can be a muddy pool left by the rain, a swamp, a paddy field, a swimming pool or even a few drops of water in a tin can. Mosquitoes have a preference for still water, as this kind of water contains plants that can photosynthesise and thus enrich the water with oxygen, which is one of the most important requirements of the larvae. </text:span></text:p>
      <text:p text:style-name="P6"><text:span text:style-name="T34">The mosquito eggs can develop in any environment where there is water, but even so, a certain set of conditions is required. The hatching larvae have to go through various stages of development before they become mature mosquitoes, and at each stage the young mosquitoes have different needs. Moreover, drought or severe heat can hinder the development of the eggs. For this reason, the mother mosquito has to find an environment in which the young she will produce can comfortably complete their development. </text:span></text:p>
      <text:p text:style-name="P6"><text:span text:style-name="T26">So how does the mosquito find the most suitable environment? By sight, by smell, by guesswork, or by coincidence?</text:span></text:p>
      <text:p text:style-name="P6"><text:span text:style-name="T26">Let’s illustrate with an example the difficulty the mosquito faces in finding the most suitable place for its eggs. Imagine you are trying to reach somewhere in a place that is full of hills, trees and hollows and you are walking under the hot sun without any means of help like a sunshade or a vehicle. You can imagine how tiring such a journey would be. </text:span></text:p>
      <text:p text:style-name="P6"><text:span text:style-name="T26">When we think how small a mosquito is, we can imagine how difficult, even impossible it could be to find a suitable place. However, the mosquito does this effortlessly and lays its eggs with ease. Thanks to a special receptor on the underside of its abdomen, it can determine whether the moisture content and temperature of the ground make it a suitable place for the eggs. It scans the ground tirelessly to find the most suitable place. </text:span></text:p>
      <text:p text:style-name="P25"/>
      <text:p text:style-name="P14"><text:span text:style-name="T35">The arduous task begins…</text:span></text:p>
      <text:p text:style-name="P6"><text:soft-page-break/><text:span text:style-name="T26">Let’s give some thought to how a creature such as the mosquito can carry out the task of measuring the moisture content and temperature of the ground. </text:span></text:p>
      <text:p text:style-name="P6"><text:span text:style-name="T26">Conducting research into earth is quite a painstaking task. Human beings make use of specially designed devices to ascertain the degree of moisture, the age and the fertility of the earth and to determine what minerals and materials it contains. Detectors are used or the earth is probed and samples examined in a laboratory, because it is somewhat difficult to obtain reliable results from an operation—such as digging—without knowing what there is, how deep it is and how much of it there is. A mistake results in wasted effort, time and money, which is difficult to recoup. </text:span></text:p>
      <text:p text:style-name="P6"><text:span text:style-name="T26">As for the mosquito, it first scans the ground to get a conclusive result. It obtains information on the general state of the ground, evaluates its findings and makes a decision according to the conclusion it comes to. At this point it should not be forgotten that we are not talking about a fully equipped technical device, but a little creature only 10 mm (0.4 inch) in length. </text:span></text:p>
      <text:p text:style-name="P23"/>
      <text:p text:style-name="P14"><text:span text:style-name="T35">The talents of the mosquito</text:span></text:p>
      <text:p text:style-name="P6"><text:span text:style-name="T26">Let’s go over what has been explained so far and think about how a mosquito manages to do this. </text:span></text:p>
      <text:p text:style-name="P6"><text:span text:style-name="T26">A creature 10 mm (0.4 inch) in length is making a conscious investigation. Its aim is to find an environment for its eggs which will meet the needs of the hatching young. The first thing we need to think about is how the mosquito knows what requirements its eggs have. </text:span></text:p>
      <text:p text:style-name="P6"><text:span text:style-name="T26">The mosquito has no knowledge of concepts such as temperature change and humidity rate. For example, it does not know the moisture content, the water content of a unit volume of earth. Nor does it know that the enzymes and proteins in the eggs will be activated by the right degree of moisture and heat. It would of course be unreasonable to think that the mosquito knows what protein and enzymes are, what they are for, under what conditions they will be activated to ensure the development of the egg, and how to look ahead and act on the basis of this knowledge. </text:span></text:p>
      <text:p text:style-name="P6"><text:span text:style-name="T26">In that case, how is it that a mosquito knows that it has to find the right degree of moisture and heat? </text:span></text:p>
      <text:p text:style-name="P6"><text:span text:style-name="T26">The mosquito is an insect with no capacity for such talents as thinking or learning. Nor is there any question of its receiving any kind of training. So what is the knowledge that makes this insect act in accordance with a specific aim? </text:span></text:p>
      <text:p text:style-name="P6"><text:span text:style-name="T26">The second important detail is the technical equipment the mosquito uses when conducting its research. The mosquito is created with an organ that is in exactly the right place to give an accurate assessment of heat and moisture. </text:span></text:p>
      <text:p text:style-name="P6"><text:span text:style-name="T26">But how did the mosquito come to acquire such an organ? Did the mosquito decide to fix a kind of “detector” to its body as a result of its observations and trials on the needs of its young? And then on the basis of this decision, did it make some changes to </text:span><text:soft-page-break/><text:span text:style-name="T26">its own body? Or was it part of the imaginary “evolutionary process” that one day quite by chance an organ, which again by chance is capable of measuring heat and moisture, was appended to the body of the first mosquito to appear on the scene? </text:span></text:p>
      <text:p text:style-name="P6"><text:span text:style-name="T26">Naturally, none of these scenarios is plausible. They evoke hundreds of questions that invalidate the evolutionists’ explanation of coincidence. Given the impossibility of the evolutionists’ claims let us further emphasise their lack of logic by supposing that this organ appeared by chance. First of all, it is not only this sensitive receptor of the mosquito that needs to be perfect but all the other organs too. Because, an organ that is not in perfect working order or which makes incomplete measurements, for example only of moisture or heat, is of no use, for it would lead to the extinction of the species. </text:span></text:p>
      <text:p text:style-name="P6"><text:span text:style-name="T26">The next question that springs to mind is “How did the mosquito find out what this organ is for and how to use it?” </text:span></text:p>
      <text:p text:style-name="P6"><text:span text:style-name="T34">It is obvious that the mosquito is not able to install a special scanner in its own body any more than it can pass on information to future generations regarding the purpose and use of this scanner. </text:span></text:p>
      <text:p text:style-name="P6"><text:span text:style-name="T26">There is a perfect harmony in the characteristics of the mosquito, which could not be the product of coincidence. As will be seen from the examples given on the following pages, the mosquito has to emerge in a fully-fledged state, or it would not be possible for it to live. This means that the mosquito is created. It is God Who creates the mosquito in its perfect form. Each characteristic of the mosquito acquaints us with the incomparable creative art of God. In the following verses of the Qur’an, God gives an example to illustrate the perfection in His creation:</text:span></text:p>
      <text:p text:style-name="P36"/>
      <text:p text:style-name="P39"><text:span text:style-name="T26">It was He Who created the seven heavens one above the other. You will not find any flaw in the creation of the All-Merciful. Look again</text:span><text:span text:style-name="T33">—</text:span><text:span text:style-name="T26">do you see any gaps? Then look again and again. Your eyes will in the end be dazzled and exhausted! (Qur’an, 67:3-4)</text:span></text:p>
      <text:p text:style-name="P41"/>
      <text:p text:style-name="P42"><text:span text:style-name="T25">SKILLS OF THE MOSQUITO</text:span></text:p>
      <text:p text:style-name="P38"/>
      <text:p text:style-name="P38"/>
      <text:p text:style-name="P39"><text:span text:style-name="T30">S</text:span><text:span text:style-name="T33">hortly after the building of an electricity generation plant in Canada in the 1920s, all its generators broke down. This was caused by hundreds of thousands of mosquitoes congesting the engines of the generators. So what was it that attracted the mosquitoes to the generators? A short time after the generators were cleaned, the same thing happened again and the problem was solved by calling in a mosquito expert. </text:span></text:p>
      <text:p text:style-name="P6"><text:span text:style-name="T26">The mosquitoes invading the generators were all males. The reason was that they thought that there were females in the machines ready to mate with them. They had confused the whirring sounds made by the generators with the buzzing of females. When the speed of the generators was adjusted, the mosquitoes were no longer confused by the sound. </text:span></text:p>
      <text:p text:style-name="P6"><text:span text:style-name="T26">This interesting event draws our attention to the special system that enables mosquitoes to mate. Male mosquitoes recognise females by the sounds made by their wings, and thanks to this they find the females and mate with them. </text:span></text:p>
      <text:p text:style-name="P25"/>
      <text:p text:style-name="P14"><text:span text:style-name="T35">The incomparable hearing capacity of the mosquito</text:span></text:p>
      <text:p text:style-name="P6"><text:span text:style-name="T26">Mosquitoes mate on the wing. However, until the males reach maturity, that is to say during the first 24 hours of their short lives, they are not able to mate, for at this stage their antennae have not yet dried out. The deaf males cannot hear the sound of the females’ wings, that is to say the mating call.</text:span></text:p>
      <text:p text:style-name="P6"><text:span text:style-name="T26">Hearing is very advanced in mosquitoes. On the pair of small, hair-covered antennae on a male's head, there is an organ composed of numerous sensory cells. This system, which is known as the “Johnston's organ,” receives the vibrations of sound waves and differentiates between them. These hairy feelers can only perceive sound waves when they are in an upright position. </text:span></text:p>
      <text:p text:style-name="P6"><text:span text:style-name="T26">The sound produced by the wings of the female is the most important factor influencing the males. The wing sounds of the females cause the receptor cells on the male antennae to vibrate and send electrical signals to his brain. The wing-beat of the females is faster than that of the males, and the vibrations produced by the females’ wings incite the males to mate. </text:span></text:p>
      <text:p text:style-name="P6"><text:span text:style-name="T26">Let’s think about the sounds we can hear on a summer day when there are plenty of mosquitoes around... traffic noise, people talking, animal sounds, in short a multitude of sounds, some of which are audible and some of which are inaudible to the human ear, depending upon their frequencies. It should be quite difficult for the male to pick out the sound of the female beating her wings in the midst of this tumult of sounds. However, the sensitive “ears” of the male are able to distinguish the sound of the female out of all these sounds and he flies straight to the female to mate. When a female flies into a crowd of mosquitoes and is noticed by one of the males, she is held by special pincers </text:span><text:soft-page-break/><text:span text:style-name="T26">located near the male sexual organ and mating usually takes place in the air, but sometimes on the ground. After mating, the male returns to the flock and after a time he dies. </text:span></text:p>
      <text:p text:style-name="P6"><text:span text:style-name="T26">At this point the subject should be examined in more detail. There is a very interesting system at work. The mosquito recognises the opposite sex by the beat of her wings. </text:span></text:p>
      <text:p text:style-name="P6"><text:span text:style-name="T26">First of all, the female could well beat her wings more slowly and the male beat his more quickly. This creates a number of questions that need to be answered by evolutionary theory, which puts the characteristics of living things down to coincidence. </text:span></text:p>
      <text:p text:style-name="P6"><text:span text:style-name="T26">If the mosquito exists as a result of coincidence, it would be expected that the wings of each mosquito would beat at a random speed. For there is no reason necessitating the wings of the male to beat more slowly and those of the female to beat more quickly. However, each mosquito beats its wings at a specific speed to distinguish its sex as though it is conforming to some order. In fact this frequency difference has no meaning just by itself. If the male mosquito were not created with such a superior sense of hearing, this beating of the wings would have no meaning. The vibrations produced by the female mosquito would be as meaningless to the male mosquito as they are to humans. In such a situation, mating would not take place due to the male’s inability to perceive the female. </text:span></text:p>
      <text:p text:style-name="P6"><text:span text:style-name="T26">Without a doubt the opposite could also be possible. If the male had an excellent sense of hearing, but if all mosquitoes, whether male or female, beat their wings at different frequencies, the perceptive ability of the male would be rendered useless. This would mean the extinction of the mosquito at the first generation in both scenarios. </text:span></text:p>
      <text:p text:style-name="P6"><text:span text:style-name="T26">This clearly shows us that the system enabling mosquitoes to recognise one another for the purpose of mating has had to function perfectly since the very first pair of mosquitoes. Thus the only explanation for the sudden emergence of such a finely tuned system is an intelligent design. God created the mosquito with this special system already in-built.</text:span></text:p>
      <text:p text:style-name="P23"/>
      <text:p text:style-name="P14"><text:span text:style-name="T35">Reflecting on the evidence of creation</text:span></text:p>
      <text:p text:style-name="P6"><text:span text:style-name="T26">The mosquito is one of the proofs of creation mentioned in the Qur’an. God creates boundless evidence to remind man of His existence and His omnipotence. It is of the utmost importance to be aware of this fact, to reflect on it and to acknowledge God’s power. Each person has a duty to reflect on the evidence of creation and live his life with the consciousness of the true purpose of his existence. The fact that man can discover this purpose through reflection is contained in a verse of the Qur’an:</text:span></text:p>
      <text:p text:style-name="P36"/>
      <text:p text:style-name="P39"><text:span text:style-name="T26">Have they not travelled about the Earth and do they not have hearts to understand with or ears to hear with? It is not their eyes which are blind but the hearts in their breasts which are blind. (Qur’an, 22:46)</text:span></text:p>
      <text:p text:style-name="P4"><text:soft-page-break/></text:p>
      <text:p text:style-name="P6"><text:span text:style-name="T26">It is very easy for a person to comprehend God’s existence. In the Qur’an, Prophet Abraham (pbuh) is given as an example of this. Prophet Abraham (pbuh) acknowledges as a matter of conscience that there is only one God. In spite of his polytheistic tribe, this noble person gave up the idols worshipped by his tribe and devoted himself to God alone. The following verses of the Qur’an tell us of Prophet Abraham’s (pbuh) certainty in his faith in God: </text:span></text:p>
      <text:p text:style-name="P36"/>
      <text:p text:style-name="P39"><text:span text:style-name="T26">Because of that We showed Abraham the dominions of the heavens and the Earth so that he might become a firm believer. When night drew its shadow over him, he saw a star and said, “This is my Lord!” Then when it faded in the morning light, he said, “I will not worship gods that fade.” Then when he saw the moon come up he said, “This is my Lord!” But then when it set, he said, “If my Lord does not guide me, I shall surely go astray.” Then when he saw the Sun come up he said, “This is my Lord! This is greater!” But when it set he said to his people, “I am done with your idols. I will turn my face to Him Who has created the heavens and the Earth and will live a righteous life. I am no idolater.” (Qur'an, 6:75-79)</text:span></text:p>
      <text:p text:style-name="P4"/>
      <text:p text:style-name="P6"><text:span text:style-name="T26">As in the example of Prophet Abraham (pbuh), it is self-evident that people of conscience can reflect on the existence of God. People who know this truth have the duty of living their lives in a way that is pleasing to God. God tells us in verses of the Qur’an that a brief life of six to seven decades in this world should not be preferred to eternal life in the Hereafter: </text:span></text:p>
      <text:p text:style-name="P36"/>
      <text:p text:style-name="P39"><text:span text:style-name="T26">The life of this world is nothing but a game and a diversion. Surely, the Hereafter is better for those who guard against evil. So will you not use your intellect? (Qur’an, 6:32)</text:span></text:p>
      <text:p text:style-name="P4"/>
      <text:p text:style-name="P6"><text:span text:style-name="T26">He who is conscious of having been created as God’s creature and who therefore lives his life in a way that is pleasing to our Lord lives a good life on Earth and may also hope for eternal life in Paradise. </text:span></text:p>
      <text:p text:style-name="P7"/>
      <text:p text:style-name="P9"><text:span text:style-name="T23">PHASES OF DEVELOPMENT</text:span></text:p>
      <text:p text:style-name="P4"/>
      <text:p text:style-name="P4"/>
      <text:p text:style-name="P6"><text:span text:style-name="T29">A</text:span><text:span text:style-name="T26">fter mating, the female mosquito stores the sperm in a special pouch and can lay the fertilised eggs over a period of weeks. The female starts drinking blood from the time of mating, as blood is essential for the development of the eggs. </text:span></text:p>
      <text:p text:style-name="P6"><text:span text:style-name="T26">On examination of these characteristics, the miracle in the mosquito takes on a new direction. </text:span></text:p>
      <text:p text:style-name="P25"/>
      <text:p text:style-name="P14"><text:span text:style-name="T35">The miraculous eggs that can halt their development</text:span></text:p>
      <text:p text:style-name="P6"><text:span text:style-name="T26">Animals are able to perform with surprising ease many things that would seem impossible for man to achieve. For example, a human pregnancy cannot be prolonged, but certain creatures are able to do this. One such creature is the mosquito. Even though the time to lay the eggs has come, some mosquitoes lay their eggs not after the first rain, but after the second or third. This prudence is a way of protecting the mosquitoes’ progeny. </text:span></text:p>
      <text:p text:style-name="P6"><text:span text:style-name="T26">There is an important reason for mosquitoes delaying the laying of their eggs. There is a high probability of the moisture and puddles left by the first rain drying up in a short time. This means that the larvae would be left on dry ground and so would be unable to develop. This is only a probability, but the mosquito acts as though it has prior knowledge of this probability and behaves with great wisdom. It is not taken in by the first rain, but waits for the next downpour. </text:span></text:p>
      <text:p text:style-name="P6"><text:span text:style-name="T26">This situation brings several questions to mind:</text:span></text:p>
      <text:p text:style-name="P6"><text:span text:style-name="T26">How does the mosquito know that the moisture content of the ground may not be adequate after the first rain and that the puddles may dry up in a short time? In order for the mosquito to take such a precaution, it should be aware of the effect of evaporation and say to itself: “This is just the first rain and in time the water in the earth and on its surface will evaporate, so I should wait a bit longer to lay my eggs.”</text:span></text:p>
      <text:p text:style-name="P6"><text:span text:style-name="T26">The mosquito cannot acquire this knowledge through experience, for at the first trial the eggs would dry up and the new generation would be wiped out. For the success of the species, the mosquito must have some knowledge on the subject, but it is obvious that it cannot acquire this by itself. </text:span></text:p>
      <text:p text:style-name="P6"><text:span text:style-name="T26">Such examples are given to help better understand the situation, but as has already been mentioned, the mosquito has no capacity for learning. Nevertheless, the mosquito makes an extremely appropriate and far-sighted decision, which saves the lives of the next generation. </text:span></text:p>
      <text:p text:style-name="P6"><text:span text:style-name="T26">At this point it is worth dwelling on a very important question. How is knowledge passed on from generation to generation? If the newborn in question were a human being, its education would take years. Everything it knows would be taken from the experience of life and education gained after birth. However, every female mosquito, </text:span><text:soft-page-break/><text:span text:style-name="T26">whose entire life consists of only a few weeks, has the knowledge it needs from the very beginning of its life. Who taught it this knowledge? On whose orders do mosquitoes act?</text:span></text:p>
      <text:p text:style-name="P6"><text:span text:style-name="T26">Although these questions on the breeding of mosquitoes are of little interest to most people, the answer constitutes a very important subject, which is of interest to everyone. </text:span></text:p>
      <text:p text:style-name="P6"><text:span text:style-name="T26">The mosquito, in common with all other living creatures, acts on the inspiration of God, Lord of the heavens and the Earth. This is the only true answer. Every living creature including man is under the control of God, whether or not it is aware of this. This is expressed as follows in a verse of the Qur’an:</text:span></text:p>
      <text:p text:style-name="P39"><text:span text:style-name="T26">“I have put my trust in God, my Lord and your Lord. There is no living creature on Earth whose destiny He does not control. Straight is the path of my Lord.” (Qur’an, 11:56)</text:span></text:p>
      <text:p text:style-name="P23"/>
      <text:p text:style-name="P28"><text:span text:style-name="T36">Managing to survive difficult times…</text:span></text:p>
      <text:p text:style-name="P6"><text:span text:style-name="T26">Mosquitoes lay their eggs in the summer months or in autumn. The temperature of the place they find to lay their eggs is an important factor in the development of the larvae. Development is speeded up when a certain temperature is reached (minimum 10°C [50°F], maximum 30°C [86°F]), and if these limits are exceeded, development slows down or the larvae die. </text:span></text:p>
      <text:p text:style-name="P6"><text:span text:style-name="T26">Although the larvae are vulnerable, the eggs are quite resilient to drought and cold. If the right conditions are not available, the eggs can wait for rain and rising temperatures without cracking. </text:span></text:p>
      <text:p text:style-name="P6"><text:span text:style-name="T26">You have just read this sentence and if you are an observant person, you must have noticed the mention of the fact that "the eggs can wait without cracking.” Although their time has come to hatch, the eggs can wait without cracking…</text:span></text:p>
      <text:p text:style-name="P6"><text:span text:style-name="T26">If the right conditions are not available, the eggs’ development is halted. This is not a kind of death, but just a precaution taken until conditions improve. This delayed action, which is usually seen at the egg stage, is referred to as “diapause.”</text:span></text:p>
      <text:p text:style-name="P6"><text:span text:style-name="T26">At times when there is not enough moisture and heat for the eggs to grow, they stop developing and can keep for years without spoiling. There is a kind of heat-moisture safety fuse in the eggs. When the conditions are wrong, the fuse blows and the egg’s development programme is put on hold. </text:span></text:p>
      <text:p text:style-name="P6"><text:span text:style-name="T26">Actually it is not quite right to call this “stopping the programme,” because waiting for the right conditions is part of the programme. (This little creature said to contain a programme is approximately 1 mm [0.04 inch] in length—about the size of the point of a pencil.)</text:span></text:p>
      <text:p text:style-name="P6"><text:span text:style-name="T26">Whatever source you look at on this subject, the result is the same; it is agreed that the embryos act in accordance with a programme. This is a development programme, which takes place in the abdomen of the mother or in the egg, and in one respect </text:span><text:soft-page-break/><text:span text:style-name="T26">resembles a computer programme. All the details of the programme are written into DNA molecules contained in the cell nucleus. </text:span></text:p>
      <text:p text:style-name="P6"><text:span text:style-name="T26">The differences between a mosquito and a human or an elephant and a parrot arise from this different programming in the cells. At first glance there seems to be little difference between a newly fertilised animal cell and a newly fertilised human cell. But each cell divides strictly according to the programme written into it. Living species emerge as a result of these cell divisions. In the mosquito too the commands of this programme are obeyed and if necessary the development of the eggs is halted. </text:span></text:p>
      <text:p text:style-name="P6"><text:span text:style-name="T26">At this point something should be explained: How has this embryonic programme been created? Who makes the programme and tells the embryo how to act? </text:span></text:p>
      <text:p text:style-name="P6"><text:span text:style-name="T26">Each one of the cells making up the embryo complies with the programme and acts jointly to stop the development. </text:span></text:p>
      <text:p text:style-name="P6"><text:span text:style-name="T26">If there is a programme, there must be a programming intelligence that wrote it. It is inconceivable to claim that even the simplest computer programme wrote itself, that is to say, as a result of information coming together by chance. In that case, of course, it is far more unreasonable to claim that an embryonic programme as yet unsolved by the human mind could have been produced as a result of coincidence. </text:span></text:p>
      <text:p text:style-name="P6"><text:span text:style-name="T26">There is only one explanation for this extraordinary event. It is because all the cells act on the inspiration of God that they can make such conscious moves. </text:span></text:p>
      <text:p text:style-name="P6"><text:span text:style-name="T26">Let us now leave the subject of the halting of the mosquito egg’s development and return to the subject of waiting for a suitable environment. </text:span></text:p>
      <text:p text:style-name="P6"><text:span text:style-name="T26">This feature is of vital importance from the perspective of continuation of the species. For example, one variety of desert mosquito lays thick-skinned eggs that can crack after a period of one or two years. These eggs survive for years without spoiling and then split open for the larvae inside to continue their development as though nothing unusual has happened. </text:span></text:p>
      <text:p text:style-name="P6"><text:span text:style-name="T26">Due to this resilience, mosquitoes can be found in almost every part of the world. Mosquitoes can live in places where the arctic temperature falls to -60°C (-76°F), in the humid, hot and airless atmosphere of mines, or in deserts where, apart from two or three wells, there is no other water supply for miles. </text:span></text:p>
      <text:p text:style-name="P6"><text:span text:style-name="T26">In the north of Iceland at the Arctic Circle there is a lake called “Mosquito Lake” (Lake Myvatn). Frozen larvae found in iced-over lakes hatch from the eggs when the ice melts as if they have not been frozen in ice for months on end. Their development takes off from where it left off and they develop into mature mosquitoes. </text:span></text:p>
      <text:p text:style-name="P12"/>
      <text:p text:style-name="P12"/>
      <text:p text:style-name="P13"><text:span text:style-name="T18">Characteristics of mosquito eggs</text:span></text:p>
      <text:p text:style-name="P4"/>
      <text:p text:style-name="P6"><text:span text:style-name="T26">Female mosquitoes can lay from 40 to 200 eggs at a time in water. There are some that lay their eggs once every three weeks and others that lay once a year. The mosquito </text:span><text:soft-page-break/><text:span text:style-name="T26">eggs have different characteristics according to where the species lives, the enemies in that environment or dangers that may be encountered. Some are very carefully packaged, some are packed tightly into a space, and some are supported with air pillows to prevent them from sinking. </text:span></text:p>
      <text:p text:style-name="P23"/>
      <text:p text:style-name="P14"><text:span text:style-name="T35">Camouflage expert eggs </text:span></text:p>
      <text:p text:style-name="P6"><text:span text:style-name="T26">Once the eggs leave the mother’s side they are left totally defenceless. At first, because of their bright yellow colour they are motionless preys, easy to spot. A great number of enemies await them. </text:span></text:p>
      <text:p text:style-name="P6"><text:span text:style-name="T26">But mosquito eggs have an important characteristic. The colour of the eggs, which are laid at night, turns to black at first light. In this way they are well camouflaged from insects and birds. </text:span></text:p>
      <text:p text:style-name="P6"><text:span text:style-name="T26">At the larval and pupal stages of some species of mosquito, such as the </text:span><text:span text:style-name="T28">anopheles</text:span><text:span text:style-name="T26">, they are able to change colour to fit in with their environment. So if the larva is put in a black or white environment, it immediately takes on the colour of that environment. </text:span></text:p>
      <text:p text:style-name="P6"><text:span text:style-name="T26">Naturally neither the egg nor the larva, or even the mother mosquito who has gone through these stages, has any knowledge of this colour change. The mosquito larvae have absolutely no idea that there are enemies around them, that the mother has left them and that they are alone and defenceless. But this situation doesn’t pose any problems for them, because they have been created with the most suitable form of defence, as well as their other needs being met. The pigments in the outer layer of the eggs or larvae are activated by sunlight and camouflage themselves by growing darker. </text:span></text:p>
      <text:p text:style-name="P6"><text:span text:style-name="T26">The changing of colour to merge with the environment by the effect of photons emitted by the Sun is a somewhat complex chemical process, and the knowledge of this system is already installed in the cells of the egg shell. All the necessary chemical and physical processes for this effective form of defence are realised without exception in all mosquito larvae. All these facts lead us to only one conclusion: The creator of this finely planned process to protect the larvae in case of need has superior power. This power belongs to God, the Creator of all things. This is set forth as follows in a verse of the Qur’an:</text:span></text:p>
      <text:p text:style-name="P36"/>
      <text:p text:style-name="P39"><text:span text:style-name="T26">That is God, your Lord. There is no deity but Him, the Creator of everything. So worship Him. He is responsible for everything. (Qur’an, 6:102)</text:span></text:p>
      <text:p text:style-name="P23"/>
      <text:p text:style-name="P14"><text:span text:style-name="T35">Unsinkable eggs</text:span></text:p>
      <text:p text:style-name="P6"><text:span text:style-name="T26">The underside of the egg of the </text:span><text:span text:style-name="T28">Culex </text:span><text:span text:style-name="T26">mosquito has a funnel-shaped hollow. The purpose of this hollow may not be obvious at first sight, but in further stages of the egg’s development it emerges that it has a vital function. Thanks to the air filling the hollow it acts as a life buoy and keeps the eggs afloat. </text:span></text:p>
      <text:p text:style-name="P6"><text:soft-page-break/><text:span text:style-name="T26">However, the hollow can lead to serious problems for the egg. The hollow located under the egg, which can be termed a “life buoy,” can easily be rendered useless if the egg “capsizes.” For this reason a single egg laid on the water cannot float for long. If its balance is disturbed by the slightest rocking motion, it will overturn and the air-filled hollow will fill with water causing the egg to sink. However, in order to survive, the eggs have to stay above water. What would you do in this situation to stop the eggs sinking? </text:span></text:p>
      <text:p text:style-name="P6"><text:span text:style-name="T26">Mosquitoes solve this problem in an ingenious way by sticking the eggs together. The eggs are stuck side by side into a disc shape and form a natural floating raft. This disc, which is about 11 mm (0.43 inch) in diameter, can easily float on water. The hollows under the eggs and the spaces between the eggs serve as an air pillow to keep the disc afloat. If such a clever method were not employed, the eggs would sink and die. However, the danger is averted right from the start and security provided by this design detail. </text:span></text:p>
      <text:p text:style-name="P6"><text:span text:style-name="T26">So how is it that a mosquito can think about a problem and find the most appropriate solution? Is it possible for the mosquito to know about the buoyancy of water? Where does it get the knowledge of how to use this force? </text:span></text:p>
      <text:p text:style-name="P6"><text:span text:style-name="T26">However impossible it may be, let’s suppose that the mosquito comes up with the solution for itself by observing other eggs and thinking about it at length. Even if that were the case, if there was no air hollow under the egg from the time it was laid, the mosquito’s raft would be useless. </text:span></text:p>
      <text:p text:style-name="P6"><text:span text:style-name="T26">What’s more, the mosquito is also created with an adhesive for sticking the eggs together, which is not dissolved by water over time. If it were not for this glue, there would be no meaning to the airspace under the egg or the mosquito’s decision to make a raft. </text:span></text:p>
      <text:p text:style-name="P6"><text:span text:style-name="T26">Of course, there is also a reason for the raft made by the mosquito being disc-shaped. The disc shape is the most suitable for a raft. If the mosquito used another geometric shape, for example, a long, narrow rectangle, the raft could easily capsize. But the disc-shape best protects the raft from capsizing if the water is rippled. </text:span></text:p>
      <text:p text:style-name="P6"><text:span text:style-name="T26">It is not possible to claim that the details, which together make up such a harmonious system, could have evolved of their own accord over time. Furthermore, if one of these details were missing, it would not be possible to go back over the whole system again and it would be destroyed. The mosquito makes a raft which it cannot develop by means of “trial and error” and which certainly could not have been produced as a result of coincidence. Thus the sole explanation for this system is that this creature, which makes a raft just a few weeks at most after hatching from the egg, is endowed with the necessary knowledge and constitution for this task and has been “programmed” for it. </text:span></text:p>
      <text:p text:style-name="P6"><text:span text:style-name="T26">It is quite a painstaking task to stick eggs together one by one and make a raft. And since these eggs will split open in the next season, the mosquito will die without seeing the result of its labour. After laying the eggs it has no further ties with the eggs. The </text:span><text:soft-page-break/><text:span text:style-name="T26">mosquito, which will shortly die, goes to great lengths at no personal gain to ensure the safety of its eggs after its death. </text:span></text:p>
      <text:p text:style-name="P6"><text:span text:style-name="T34">Something that is really worthy of note at this point is that the mosquito has absolutely nothing to gain in spite of all its effort. The laborious task it carries out has no effect on its own life. That is to say, the mosquito doesn’t go to these lengths to stay alive, but to save the next generation. It makes the most appropriate decision and does all the necessary things to perfection to succeed in a difficult task to save a generation it will never see, and will never know what conditions it will develop under and what dangers it will face. </text:span></text:p>
      <text:p text:style-name="P6"><text:span text:style-name="T26">Those who defend evolutionary theory claim that creatures exist because of coincidence, and suggest that there is a selfish struggle for life in nature. If this claim were true, the mosquito could be expected to take no interest in its young, to lay the eggs in any place and to make no effort to defend them and supply other needs. But as we can see from the information which has been provided so far, the mosquito does not behave in this way and puts a lot of effort into a job whose results it will never see. </text:span></text:p>
      <text:p text:style-name="P6"><text:span text:style-name="T26">It is quite plain to see that there is no struggle for life in the mosquito. The common-sense actions it takes are made under the inspiration it is provided with. It is God Who gives this sense of self-sacrifice to the mosquito. In the following verse of the Qur’an, God explains how everything is submissive to Him:</text:span></text:p>
      <text:p text:style-name="P36"/>
      <text:p text:style-name="P39"><text:span text:style-name="T26">Everyone in the heavens and on the Earth belongs to Him. All are submissive to Him. It is He Who originated creation and then regenerates it. That is very easy for Him. His is the most exalted designation in the heavens and the Earth. He is the Almighty, the All-Wise. (Qur’an, 30:26-27)</text:span></text:p>
      <text:p text:style-name="P15"/>
      <text:p text:style-name="P14"><text:span text:style-name="T35">Gelatin-covered eggs </text:span></text:p>
      <text:p text:style-name="P6"><text:span text:style-name="T26">Over the last ten years, effective methods have been developed for the preservation of foodstuffs. The most important of these is packaging. </text:span></text:p>
      <text:p text:style-name="P6"><text:span text:style-name="T26">The variety of midge known as the </text:span><text:span text:style-name="T28">Chironomidae</text:span><text:span text:style-name="T26"> (in the same order, </text:span><text:span text:style-name="T28">Diptera</text:span><text:span text:style-name="T26">, as mosquitoes) uses this method to preserve its eggs. </text:span></text:p>
      <text:p text:style-name="P6"><text:span text:style-name="T26">The eggs are laid in a pile of gelatin-like substance, either in the shape of a frame or a string. The gelatin mass protects the eggs from being blown away, from drying up, from sudden changes in temperature and from enemies. In addition, thanks to this substance the fly sticks the eggs to plants or stones and thus also prevents the eggs from getting lost in the water. </text:span></text:p>
      <text:p text:style-name="P4"/>
      <text:p text:style-name="P14"><text:span text:style-name="T35">Life buoy eggs</text:span></text:p>
      <text:p text:style-name="P6"><text:span text:style-name="T26">The eggs of the </text:span><text:span text:style-name="T28">Anopheles</text:span><text:span text:style-name="T26"> mosquitoes, which serve as vectors for malaria, have a special shape and structure to prevent their sinking and enable them to stay on the surface of the water. Little air chambers on the outside of the eggshell and floating edges </text:span><text:soft-page-break/><text:span text:style-name="T26">surrounding the egg keep it above water. The floating edges increase the surface tension of the water and thanks to this tension the egg does not sink. </text:span></text:p>
      <text:p text:style-name="P6"><text:span text:style-name="T26">Surface tension creates a force, which small creatures in particular cannot pass through. However, this is not usually a bad thing as it enables insects to walk on the water with ease. Thanks to support structures found on the legs of some insects, such as little hairs or oily secretions covering the feet, they are able to move much more easily on the surface of water. </text:span></text:p>
      <text:p text:style-name="P6"><text:span text:style-name="T26">The air chambers and floating edges on the eggs of the </text:span><text:span text:style-name="T28">Anopheles</text:span><text:span text:style-name="T26"> mosquito make great use of the physical law of surface tension. However, as has already been mentioned, neither the larvae inside the eggs nor the mother mosquito, who herself once hatched from one of these eggs, has any knowledge of the surface tension or the structures on the eggs that make use of it. </text:span></text:p>
      <text:p text:style-name="P6"><text:span text:style-name="T26">There is no possibility of such an attribute being acquired over time. If this structure had failed to appear on the egg just once, all the </text:span><text:span text:style-name="T28">Anopheles</text:span><text:span text:style-name="T26"> eggs would have sunk to the bottom of the water and the mosquito would have died out. </text:span></text:p>
      <text:p text:style-name="P6"><text:span text:style-name="T26">But such a situation never happens. For the </text:span><text:span text:style-name="T28">Anopheles</text:span><text:span text:style-name="T26"> mosquitoes, like all other creatures, come to life complete with whatever they need to continue their existence designed in the most appropriate way. </text:span></text:p>
      <text:p text:style-name="P6"><text:span text:style-name="T26">God has created the characteristics needed by each creature and has inspired perfectly in each of them the tasks they will carry out. God has power over all things. The duty that befalls man is to reflect on the perfection of His creation and to deliver himself to His eternal might. God tells us in a verse of the Qur’an that there is no other deity: </text:span></text:p>
      <text:p text:style-name="P36"/>
      <text:p text:style-name="P39"><text:span text:style-name="T26">Say: “Who is the Lord of the heavens and the Earth?” Say: “God.” Say: “So why have you taken protectors apart from Him who possess no power to help or harm even themselves?” Say: “Are the blind and seeing equal? Or are darkness and light the same? Or have they assigned partners to God who create as He creates, so that all creating seems the same to them?” Say: “God is the Creator of all things. He is the One, Who conquers all.” (Qur’an, 13:16)</text:span></text:p>
      <text:p text:style-name="P15"/>
      <text:p text:style-name="P14"><text:span text:style-name="T35">Bamboo mosquitoes</text:span></text:p>
      <text:p text:style-name="P6"><text:span text:style-name="T26">Some mosqutio species lay their eggs in bamboo stems, which provide for the larvae a safe environment that also meets their other needs. </text:span></text:p>
      <text:p text:style-name="P6"><text:span text:style-name="T26">Like other mosquitoes, these mosquitoes have a unique method of egg laying. The mosquito sticks its rear legs through the holes of bamboo stems into the water left inside and thus assures itself that the eggs will drop into water, where they will continue their development. </text:span></text:p>
      <text:p text:style-name="P6"><text:span text:style-name="T26">When the first rain falls the eggs go into the incubation phase. Within 2-3 days of the eggs being laid, the incubation phase comes to an end and the grubs start to hatch. The grubs inside the eggs mature and hatch at practically the same moment. Within a </text:span><text:soft-page-break/><text:span text:style-name="T26">minute all the grubs start wandering around in the water. They move around non-stop, eating virtually anything they come across and grow at an incredible rate. </text:span></text:p>
      <text:p text:style-name="P6"><text:span text:style-name="T26">Was it the ancestors of these species of mosquito that concluded from their observations that the most secure place for their young was bamboo stems and then decided that all descendants should use the same method? Was this order then passed on from generation to generation to every new female? </text:span></text:p>
      <text:p text:style-name="P6"><text:span text:style-name="T26">As we have seen, such questions inevitably confront us at every stage. The answers to these questions lead every person with a conscience to one point: the fact of creation. In a little water collected in some bamboo stem in some part of the world or other, there is a life form that we do not know about, that we have not even thought about, and this life form has been created in a perfect manner. This perfect creation encompasses the entire universe. </text:span></text:p>
      <text:p text:style-name="P6"><text:span text:style-name="T26">God points out in a verse of the Qur’an the importance of thinking about His creations:</text:span></text:p>
      <text:p text:style-name="P36"/>
      <text:p text:style-name="P39"><text:span text:style-name="T26">… And the water which God sends down from the sky</text:span><text:span text:style-name="T33">—</text:span><text:span text:style-name="T26">by which He brings the Earth to life when it was dead and scatters about on it creatures of every kind</text:span><text:span text:style-name="T33">—and the varying directions of the winds, and the clouds subservient between heaven and earth, </text:span><text:span text:style-name="T26">there are signs for people who use their intellect. (Qur’an, 2:164)</text:span></text:p>
      <text:p text:style-name="P36"/>
      <text:p text:style-name="P39"><text:span text:style-name="T26">And in your creation and all the creatures He has spread about far and near there are signs for true believers. (Qur’an, 45:4)</text:span></text:p>
      <text:p text:style-name="P12"/>
      <text:p text:style-name="P12"/>
      <text:p text:style-name="P13"><text:span text:style-name="T18">CHANGE IN The appearance of the eggs: </text:span></text:p>
      <text:p text:style-name="P13"><text:span text:style-name="T18">the larval phase</text:span></text:p>
      <text:p text:style-name="P4"/>
      <text:p text:style-name="P6"><text:span text:style-name="T26">The young mosquito newly emerged from the egg bears no resemblance to the mature state. It is as though it is a completely different creature. The body of the larva is approximately 1-1.5 mm (0.04-0.05 inch) in length and is divided into 3 sections consisting of the head, the thorax and the abdomen. The head is oval-shaped with eyes on either side that meet in the middle, with a short antenna above each eye. But the larva has to go through a long and difficult journey before it turns into a mature mosquito. </text:span></text:p>
      <text:p text:style-name="P6"><text:span text:style-name="T26">The larvae live underwater. Because they eat constantly, they enlarge 6-7 times in the space of a week. This is the only time in the mosquito’s life cycle that it grows. The larva is just hungry, eats and gets bigger. </text:span></text:p>
      <text:p text:style-name="P16"/>
      <text:p text:style-name="P14"><text:span text:style-name="T35">How does the larva feed in the water?</text:span></text:p>
      <text:p text:style-name="P6"><text:soft-page-break/><text:span text:style-name="T26">In this phase in order to breathe the larva has to remain suspended over the water without drowning. But there is a problem: How can a mosquito, which constantly needs to feed, get food when it is constantly suspended above water? A special method has to be found for this, but the creature in question is only a larva, with no capacity to think or develop a method. </text:span></text:p>
      <text:p text:style-name="P6"><text:span text:style-name="T34">If necessity dictates, the larva can dive into the water, but only for a short time because it has to come up to the surface to breathe. For this reason, it is impossible to feed by diving in this way. </text:span></text:p>
      <text:p text:style-name="P6"><text:span text:style-name="T26">A very important mechanism present in the larva allows it to eat head-down in the water. Thanks to this mechanism, the larva, which cannot go after its prey, agitates the water and brings prey to its mouth. It creates a current in the water by the rapid shaking of the 4 sets of fine-haired brushes on either side of its mouth. Bacteria found in the water are thus guided into the larva’s mouth by the motion of the water. The larva also eats the bacteria that get stuck in these brushes. A mosquito larva can sieve about 100-1,000 cc of water a day by this method. </text:span></text:p>
      <text:p text:style-name="P6"><text:span text:style-name="T26">As we have seen, there is an evident design in the larva: the brushes around its mouth are special feeding tools. Thanks to this system the larva can reach its prey without drowning. In His boundless compassion, Almighty God manifests Himself as the Provider (</text:span><text:span text:style-name="T28">al-Razzaq</text:span><text:span text:style-name="T26">) of all Creation, and protects the mosquito larvae. God has indeed created all creatures to perfection. And every living creature is provided for by God:</text:span></text:p>
      <text:p text:style-name="P36"/>
      <text:p text:style-name="P39"><text:span text:style-name="T26">How many creatures cannot fend for themselves! God provides for them as He provides for you. He is the All-Hearing, the All-Knowing. (Qur’an, 29:60)</text:span></text:p>
      <text:p text:style-name="P36"/>
      <text:p text:style-name="P14"><text:span text:style-name="T35">Breathing head-down</text:span></text:p>
      <text:p text:style-name="P6"><text:span text:style-name="T26">One of the basic needs of the constantly feeding larva is breathing. But how is it that the larva is able not only to breathe but also eat while it is suspended upside-down?</text:span></text:p>
      <text:p text:style-name="P6"><text:span text:style-name="T26">Human beings make use of various special devices for breathing underwater (oxygen cylinders, snorkels, air pumps, etc.). Mosquito larvae, on the other hand, are naturally equipped with diving equipment similar to these. When they are head-down in the water, they breathe through respiratory tubes located on their hind bodies. Some larvae stay parallel to the water and use three respiration holes on the stomach. These systems resemble the snorkels and air pumps used by divers. </text:span></text:p>
      <text:p text:style-name="P6"><text:span text:style-name="T26">These features may seem like mere biological details to us, but actually they reveal an important fact. If such an intelligent design exists, there must be a Creator with a superior intelligence. This Supreme Creator, the Lord of the universe, is God, the judge, the educator and the planner of all the worlds from the smallest to the greatest.</text:span></text:p>
      <text:p text:style-name="P6"><text:span text:style-name="T26">God shows evidence of His existence to us by making His art manifest in all the life forms He has created. This art is plain to see everywhere, from the complex structure of </text:span><text:soft-page-break/><text:span text:style-name="T26">the human brain to the infinity of space, from the digestive system of the mosquito to the perfection of the human body and microscopic creatures. </text:span></text:p>
      <text:p text:style-name="P6"><text:span text:style-name="T26">In the 40th verse of Surah Fatir in the Qur’an, God says the following:</text:span></text:p>
      <text:p text:style-name="P36"/>
      <text:p text:style-name="P39"><text:span text:style-name="T26">Say: “Have you thought about your partner deities, those you call upon besides God? Show me what they have created of the Earth; or do they have a partnership in the heavens?” Have We given them a Book whose Clear Signs they follow? No indeed! The wrongdoers promise each other nothing but delusion. (Qur’an, 35:40)</text:span></text:p>
      <text:p text:style-name="P36"/>
      <text:p text:style-name="P14"><text:span text:style-name="T35">What if water gets into the snorkel?</text:span></text:p>
      <text:p text:style-name="P6"><text:span text:style-name="T26">Thanks to snorkel-like organs, the mosquito larvae can carry on their lives in the water with ease. However, there is a danger inherent in breathing through a snorkel. Waves forming on the water or the effect of wind can result in water getting into the snorkel and therefore the mosquito drowning. </text:span></text:p>
      <text:p text:style-name="P6"><text:span text:style-name="T26">However, thanks to an important preventative measure, the mosquito is protected from being harmed by this potential danger. The end of the snorkel that comes into contact with the air is covered with a special kind of oil. This oil has a water repellent (hydrophobic) property. When the larva is suspended head-down in the water, the oil prevents water getting through the hole of the respiratory tube. </text:span></text:p>
      <text:p text:style-name="P6"><text:span text:style-name="T26">This secretion is specially created for water. When the larva is put into a fluid other than water, for example petroleum, the secretion fails to function. Petroleum gets into the snorkel and causes the larva to drown. </text:span></text:p>
      <text:p text:style-name="P6"><text:span text:style-name="T26">The fact that the tip of the respiratory tube of a 10 mm (0.4 inch) larva is just a few millimetres in length is not something that can be passed over lightly. Let’s point out the details:</text:span></text:p>
      <text:p text:style-name="P6"><text:span text:style-name="T26">-there is a special precautionary measure to eliminate the risk of water getting into the snorkel,</text:span></text:p>
      <text:p text:style-name="P6"><text:span text:style-name="T26">-the secretion is produced exactly where it is needed, i.e. by the cells at the tip of the air tube,</text:span></text:p>
      <text:p text:style-name="P6"><text:span text:style-name="T26">-this oily secretion is produced in every new generation...</text:span></text:p>
      <text:p text:style-name="P6"><text:span text:style-name="T34">Can these factors be explained by coincidence? Of course not, because coincidence causes confusion. Millions of coincidences happening one after another would mean chaos. Systems and mechanisms consisting of independent parts working in unison for a common aim are not the product of chaos but of intelligent design. </text:span></text:p>
      <text:p text:style-name="P6"><text:span text:style-name="T26">Evolutionary theory makes the assertion that living things have evolved over time from a simpler form to their present state. According to this theory, this development occurs as a result of a chain of coincidental changes. </text:span></text:p>
      <text:p text:style-name="P6"><text:soft-page-break/><text:span text:style-name="T26">However much you try to dress this up as “scientific,” using Latin names and complex terminology, the essential logic of evolutionary theory can be expressed in a single word: “Coincidence.”</text:span></text:p>
      <text:p text:style-name="P6"><text:span text:style-name="T26">Now let’s have a look at the claims evolutionary theory makes about how the special structure enabling mosquitoes to breathe was formed. </text:span></text:p>
      <text:p text:style-name="P6"><text:span text:style-name="T26">According to evolutionary theory, thousands of years ago mosquitoes must have had a simpler structure. In this imaginary scenario, let’s suppose that the respiratory tubes of the mosquitoes of the time had not yet developed. So what about the mosquito larvae of the time?</text:span></text:p>
      <text:p text:style-name="P6"><text:span text:style-name="T26">1) The larva could not stay head-down in the water, so they would hold their heads above water in order to breathe. The inevitable conclusion of this would be, of course, that all the larvae die of hunger. </text:span></text:p>
      <text:p text:style-name="P6"><text:span text:style-name="T26">2) Let’s suppose that a respiratory tube is appended to the body of the larva by chance (we will discuss the impossibility of this later), the larvae would drown due to the absence of oil at the tip of the tube to prevent water getting into it. The larva would not even have a second to wait for the cells, which synthesise this oil to form in the body. As has been demonstrated, this state of affairs creates inconsistencies in evolutionary theory itself. </text:span></text:p>
      <text:p text:style-name="P6"><text:span text:style-name="T26">3) Let’s suppose that the respiratory tube and the oil at the tip of this tube somehow formed at the same time on the larva’s body. It would only save the life of that particular larva, because the larva would not be able to pass on a change in its body to the next generation (Just as a woman who cuts off her finger does not give birth to a child with a missing finger). Therefore, in order for a bodily change to be passed on to the next generation, it is necessary for evolution to add the entire genetic code to the DNA located in the creature’s reproductive cells, rather than just creating a new organ or organelle. </text:span></text:p>
      <text:p text:style-name="P6"><text:span text:style-name="T26">This is a very important point. For this reason, let’s examine the subject by means of another example. Let’s suppose that a new organ, for example a liver, was appended to the body of a creature claimed by the evolutionists to be one of the ancestors of man. The liver’s genetic code consists of millions of ciphers. Every one of these ciphers has to be added to the DNA in the reproductive cells of the creature for a liver to emerge in the next generation. One single mistake in the millions of ciphers would result in the liver not being formed, or not being able to function and being harmful rather than beneficial to the animal. The imaginary creature in question would not be able to survive and would die out. </text:span></text:p>
      <text:p text:style-name="P6"><text:span text:style-name="T26">This brings us to another point. What would the creature in question do until the liver formed in its body? Which organ would carry out the vital functions performed by the liver? Obviously, it is illogical even to think that such a creature may have existed. The first human being came into the world perfectly formed, which means that he must have been created.</text:span></text:p>
      <text:p text:style-name="P6"><text:soft-page-break/><text:span text:style-name="T26">In the same way, the mosquito also has to carry the characteristics it possesses in the form of genetic coding in its DNA. Otherwise these characteristics would not appear in the next generation. The genetic coding of not only the respiratory tube but also of the oil produced by the cells at the tip of this tube would have to be introduced simultaneously, completely and faultlessly into the reproductive cells of the imaginary creature supposed to be the ancestor of the mosquito, which is an impossibility. This means once again that the mosquito came into existence perfectly formed, i.e. it was created. </text:span></text:p>
      <text:p text:style-name="P6"><text:span text:style-name="T26">So how does the mosquito distribute the air it breathes throughout its body?</text:span></text:p>
      <text:p text:style-name="P6"><text:span text:style-name="T26">The air taken in by the mosquito fills two small sacs. These little sacs are connected to capillary lines running along the body, which carry the air to all body parts. Between the sacs is a heart, which is appropriate for the needs of the mosquito. The heart pumps the sacs with regular beats and enables air to be distributed throughout the body. </text:span></text:p>
      <text:p text:style-name="P6"><text:span text:style-name="T26">After the heart come the stomach and the intestines. The heart, stomach and intestines also have to be perfect in shape. Along with the respiratory system, these organs are essential for the mosquito to survive. The mosquito has to exist as an integral whole; it is not possible for the features it possesses to be acquired over a period of time. </text:span></text:p>
      <text:p text:style-name="P6"><text:span text:style-name="T26">Moreover, these features show variety in each species of mosquito. For example, the larva of the </text:span><text:span text:style-name="T28">Mansonia </text:span><text:span text:style-name="T26">variety does not come up to the surface to breathe. Instead it uses a clever but somewhat difficult method.</text:span></text:p>
      <text:p text:style-name="P4"/>
      <text:p text:style-name="P14"><text:span text:style-name="T35">Larva that breathes without coming up to the </text:span></text:p>
      <text:p text:style-name="P14"><text:span text:style-name="T35">surface of the water</text:span></text:p>
      <text:p text:style-name="P6"><text:span text:style-name="T26">Oxygen found in water is dissolved in the water and utilised by all the creatures living in it, both fauna and flora. This oxygen accumulates in the roots and tissues of plants. The larvae of the mosquito </text:span><text:span text:style-name="T28">Mansonia</text:span><text:span text:style-name="T26"> make use of this oxygen “packaged” in plants. The larva has a saw-like organ for boring into the roots and tissue of plants to draw out their oxygen content. By means of this it can comfortably meet its oxygen requirements and remain permanently below water. </text:span></text:p>
      <text:p text:style-name="P6"><text:span text:style-name="T26">Here, again, there is obvious evidence of a design. The structure of the </text:span><text:span text:style-name="T28">Mansonia</text:span><text:span text:style-name="T26"> larva, which does not come up to the surface of the water, contains everything that is required for piercing the roots and extracting the air they contain. </text:span></text:p>
      <text:p text:style-name="P6"><text:span text:style-name="T26">What is more, the larva is aware of why it has been given this “tool” as part of its body. But the larva’s knowledge is not just confined to this. The larva also knows somehow that it needs oxygen and that the oxygen is to be found in the roots of plants. Naturally, the fact that a larva only 1.5 mm (0.5 inch) in length, that has only just come into the world, has all this knowledge cannot be explained away by claiming that it is coincidence. </text:span></text:p>
      <text:p text:style-name="P4"/>
      <text:p text:style-name="P14"><text:span text:style-name="T35">Close enemy</text:span></text:p>
      <text:p text:style-name="P6"><text:soft-page-break/><text:span text:style-name="T26">It would not be accurate to describe all mosquito larvae as calm creatures that swim around in the water minding their own business making do with bacteria for food. Larvae of some species are somewhat predatory. Feeding continuously at this stage, they may eat one another when they are unable to find food. For this reason, the best kind of water for the larva’s welfare is not clean water but dirty water full of bacteria. When in clean water, only a few larvae may survive out of the hatchlings from the raft-like group of eggs. </text:span></text:p>
      <text:p text:style-name="P6"><text:span text:style-name="T26">However, the mother mosquito is perfectly aware of this and is more likely to lay her eggs in dirty water, where approximately 100 larvae will emerge safe and sound from the egg-raft. </text:span></text:p>
      <text:p text:style-name="P6"><text:span text:style-name="T26">It is worth pointing out at this stage that the mother’s actions are also based on a conscious decision. When a mosquito comes across two sources of water, one of which is clean and the other dirty, her decision leans towards the dirty water. </text:span></text:p>
      <text:p text:style-name="P6"><text:span text:style-name="T26">Now, does the mosquito take these measures to ensure survival of the species based on thought or observation? Of course there is no question of the mosquito gaining experience on the basis of which it makes decisions and passing on this experience to future generations. </text:span></text:p>
      <text:p text:style-name="P4"/>
      <text:p text:style-name="P14"><text:span text:style-name="T35">How to deal with a current</text:span></text:p>
      <text:p text:style-name="P6"><text:span text:style-name="T26">In places where there is a current, in order to survive, the growing larvae have to find something to hold on to. They easily shrug off this problem by using the support system on their bodies. </text:span></text:p>
      <text:p text:style-name="P6"><text:span text:style-name="T26">Some species of larva found in very fast flowing water have a long propeller attached to their bodies at a 45-degree angle. By means of small chitin hooks located at the tip of this propeller, the larva is able to keep a grip and protect itself from the current. </text:span></text:p>
      <text:p text:style-name="P4"/>
      <text:p text:style-name="P14"><text:span text:style-name="T35">Mosquito house</text:span></text:p>
      <text:p text:style-name="P6"><text:span text:style-name="T26">Some mosquito larvae are born architects. These larvae, which do not have suckers with which to attach themselves to surfaces, build themselves houses to protect themselves from both enemies and the current. This is an interesting and surprising job, for each stage is full of difficulties. </text:span></text:p>
      <text:p text:style-name="P6"><text:span text:style-name="T26">First of all, the newly hatched larva has to feel the need for a house to provide security and protect it from the current, and with this in mind, to decide to build a house. </text:span></text:p>
      <text:p text:style-name="P6"><text:span text:style-name="T34">In the second phase, the larva has to make a plan. But a problem arises: The larva has no technical equipment or organ to use as a tool such as a beak, claws, paws, etc. Moreover, there are not many suitable materials to be found underwater for constructing a house. </text:span></text:p>
      <text:p text:style-name="P6"><text:span text:style-name="T26">However, the larva, whose every need is thought out in advance, already has the materials necessary for house building. It secretes a gelatine-like substance, which can easily be shaped. The larva, using this material to the best advantage in a way most </text:span><text:soft-page-break/><text:span text:style-name="T26">suited to its own needs, makes a nest resembling a tube, which is open on both sides. It buries this tube in the mud or the sand or carries it around. </text:span></text:p>
      <text:p text:style-name="P6"><text:span text:style-name="T26">What is worth pointing out here is that the larva starts to build a house to protect itself as soon as it hatches from the egg, and it already has the necessary materials in its body, in a ready-to-use form. </text:span></text:p>
      <text:p text:style-name="P6"><text:span text:style-name="T26">Obviously some kind of training, and hence a certain knowledge of chemistry, is necessary to produce a substance that can easily be shaped underwater but which remains effective in water. As the larva is not a chemist, it is not possible for it to produce the secretion using its own intelligence and knowledge. It is completely senseless and illogical to consider such a possibility. Even if, in spite of the impossibility of the situation, we suppose that the larva has used its own skill and intelligence to produce such a substance, it is not feasible to think that it has installed the system producing the secretion in its own body. It is also obvious that it can’t build such a nest and bury itself in the sand of its own accord. </text:span></text:p>
      <text:p text:style-name="P6"><text:span text:style-name="T26">Even if a larva acquires these characteristics, whether by chance or by experience, it cannot pass on its acquired knowledge to the next generation. If a living thing has innate knowledge, and if it uses this knowledge to best advantage and naturally possesses all the facilities and equipment to make use of this knowledge, this can only mean one thing: All these things are achieved under the control of a superior intelligence, and are created together with this creature. The superior intelligence that gives this knowledge and attributes to the creature, that brings everything into existence, is our Lord. It is expressed as follows in a verse of the Qur’an:</text:span></text:p>
      <text:p text:style-name="P36"/>
      <text:p text:style-name="P39"><text:span text:style-name="T26">… Not even the smallest speck eludes your Lord, either on Earth or in heaven. Nor is there anything smaller than that, or larger, which is not recorded in a Glorious Book. (Qur’an, 10:61)</text:span></text:p>
      <text:p text:style-name="P15"/>
      <text:p text:style-name="P14"><text:span text:style-name="T35">What happens in the water under the sun for hours?</text:span></text:p>
      <text:p text:style-name="P6"><text:span text:style-name="T34">Up to now we have talked about how mosquitoes spend the entire larval and pupal phase in water, either on the surface or in places close to the surface. Over time this would have a negative effect on the larvae. However, the larvae are not in the least affected by sunlight, because any problems that could occur are solved right from the start, thanks to a pigment found in the body of the mosquito. </text:span></text:p>
      <text:p text:style-name="P6"><text:span text:style-name="T26">This pigment sheath consists of a network of cells resembling urocytes almost completely filled with uric acid granules. The uric acid acts as a sunscreen for the transparent larvae and pupae, and accordingly the mosquito is able to stay in the sun without getting burnt. </text:span></text:p>
      <text:p text:style-name="P6"><text:span text:style-name="T26">All the characteristics of mosquitoes serve as evidence of creation. To see this evident fact once again, let’s think of it this way: Even if just this shield were to be </text:span><text:soft-page-break/><text:span text:style-name="T26">removed from the mosquito’s body, all the other attributes would become meaningless and the larva would burn to death in the sun. </text:span></text:p>
      <text:p text:style-name="P6"><text:span text:style-name="T26">All the examples given up to now point to one reality: God, Who creates all the characteristics that make up the mosquito, has incomparable power and knowledge. There is no other deity. God informs us as follows in a verse of the Qur’an that no partner should be associated with Him:</text:span></text:p>
      <text:p text:style-name="P36"/>
      <text:p text:style-name="P39"><text:span text:style-name="T26">Or have they taken other deities besides Him? Say: “Produce your proof! This is the message of those with me and the message of those before me.” But most of them do not know the truth, so they turn away. (Qur’an, 21:24) </text:span></text:p>
      <text:p text:style-name="P12"/>
      <text:p text:style-name="P12"/>
      <text:p text:style-name="P13"><text:span text:style-name="T18">A big change: the pupal stage</text:span></text:p>
      <text:p text:style-name="P4"/>
      <text:p text:style-name="P6"><text:span text:style-name="T26">In the majority of mosquitoes the larval phase lasts up to one week. The duration of this phase mainly depends on temperature, although feeding is also an indirect factor. </text:span></text:p>
      <text:p text:style-name="P6"><text:span text:style-name="T26">The larva grows constantly, and in a short time its skin starts to restrict its growth. This means the time has come for the first skin to be shed. </text:span></text:p>
      <text:p text:style-name="P25"/>
      <text:p text:style-name="P14"/>
      <text:p text:style-name="P17"><text:span text:style-name="T35">The transformation begins</text:span></text:p>
      <text:p text:style-name="P6"><text:span text:style-name="T26">The fast-growing larva feels the need for a sharp tool to cut open its tough skin. At this stage it is impossible for the pupa to enlist any kind of assistance. It has to solve this problem by itself. </text:span></text:p>
      <text:p text:style-name="P6"><text:span text:style-name="T26">Up until now, the larva has easily been able to find everything it requires at each stage of its development. God, Who does everything to perfection, has created the larva together with all the organs it needs for specific purposes. </text:span></text:p>
      <text:p text:style-name="P6"><text:span text:style-name="T26">At the back of the larva’s head there is an organ used for breaking the tough skin. This organ is discarded from the body as soon as the skin is shed. If this organ failed to develop, or was late in developing, the larva would be unable to cast off the skin and would suffocate to death. </text:span></text:p>
      <text:p text:style-name="P6"><text:span text:style-name="T26">The new skin, which is soft and flexible, allows the larva to continue to grow. The mosquito larva will shed three more skins by the time it completes its growth. It develops by shedding its skin 4 times in all and finally becomes 10 mm (0.4 inch) in length. </text:span></text:p>
      <text:p text:style-name="P6"><text:span text:style-name="T26">The mosquito grubs have now entered the final phase before becoming fully-fledged mosquitoes, the “pupal” phase. This is a very short phase consisting of only a few days at the most, during which time the pupa does not feed. The head of the mosquito, which is fused with the thoracic section that will later carry the legs and feet of the mosquito, is large and round. At this stage, the mosquito is like a brand new creature, and its needs have also changed. </text:span></text:p>
      <text:p text:style-name="P15"/>
      <text:p text:style-name="P14"><text:span text:style-name="T35">New body, new needs, new solutions...</text:span></text:p>
      <text:p text:style-name="P6"><text:span text:style-name="T26">In the transition phase from larva to pupa the respiratory tubes close over. This means that the larva is left unable to breathe. However, a surprising development occurs and two new windpipes appear on the front of the pupa. Once more the mosquito manages to stay alive due to a development programme specifically designed for it. The larva starts breathing by elevating these two new windpipes to the surface of the water. </text:span></text:p>
      <text:p text:style-name="P6"><text:span text:style-name="T26">The pupae stay close to the water surface in order to breathe. Although they move very fast, they have no nutritional needs. The pupal phase comes to an end in 3-4 days. </text:span></text:p>
      <text:p text:style-name="P6"><text:span text:style-name="T26">Towards the end of the pupal phase the mosquito becomes much darker in colour and the skin becomes more transparent. Within five days, the pupa’s skin splits and the mature mosquito is ready to emerge from the water. This moment is a show of astonishing expertise, for the young mosquito leaves the floating pupa without touching the water. It has to be able to do this, as it cannot fly if its wings get wet. </text:span></text:p>
      <text:p text:style-name="P6"><text:span text:style-name="T26">The wings and legs have already completed their development during the pupal phase and are ready waiting inside the pupa till the time for their use. </text:span></text:p>
      <text:p text:style-name="P15"/>
      <text:p text:style-name="P14"><text:span text:style-name="T35">The mosquito overcomes difficulties</text:span></text:p>
      <text:p text:style-name="P6"><text:span text:style-name="T26">Just before emerging from the cocoon, the pupa takes a breath and expands. This expansion causes the cocoon to split, starting from the head. This is an important detail, </text:span><text:soft-page-break/><text:span text:style-name="T26">because if the splitting started from the bottom rather than the top, the mosquito would not come to the surface of the water and would drown. </text:span></text:p>
      <text:p text:style-name="P6"><text:span text:style-name="T26">At this stage, the mosquito preparing to emerge faces great danger. If water got into the splitting cocoon, it would mean the end of the mosquito. However, the necessary precautions have already been taken to prevent this danger. The head of the splitting cocoon is covered with a sticky substance that prevents the head of the mosquito from coming into contact with the water. This fluid, in common with the fluid already used by the animal in the “snorkel,” is water-repellent. If it were not for this special liquid in the head region, the splitting cocoon would fill with water. The mosquito’s wings and body would get wet and it would sink together with the cocoon. </text:span></text:p>
      <text:p text:style-name="P6"><text:span text:style-name="T26">That’s not the only danger the mosquito faces when emerging from the cocoon; new difficulties await it. Let’s give some thought to the situation of the mosquito as it attempts to extract itself from the tight-fitting cocoon enclosing it: If it loses its balance, the cocoon may turn upside down. The mosquito may come into contact with the water as it emerges and get wet. Both possibilities would mean death by drowning for the mosquito. </text:span></text:p>
      <text:p text:style-name="P6"><text:span text:style-name="T26">The pupa continues to breathe. As the lightest breeze may cause it to get wet and consequently die, the mosquito chooses a moment when the wind drops to come out of the pupa. Then it slowly puts its head and front feet out of the cocoon. Resting its front feet on the surface of the water, it pulls the rest of its body out of the cocoon floating in the water. At this point, it is easy to see how the mosquito was created with perfectly designed feet. On the mosquito’s feet there is a special structure to prevent them sinking in the water. </text:span></text:p>
      <text:p text:style-name="P6"><text:span text:style-name="T26">If there were no such feature on the mosquito’s feet, the animal would drown in the cocoon before emerging on to the water. </text:span></text:p>
      <text:p text:style-name="P6"><text:span text:style-name="T26">After extracting itself from the cocoon, the mosquito rests for a while on the water and then flies off. </text:span></text:p>
      <text:p text:style-name="P6"><text:span text:style-name="T26">Of course there are other aspects of this miraculous transformation that should be given due consideration:</text:span></text:p>
      <text:p text:style-name="P6"><text:span text:style-name="T26">- The larva living in the water has no way of knowing what flying is. Yet the wings it needs to fly have developed perfectly while it is still in the water. </text:span></text:p>
      <text:p text:style-name="P6"><text:span text:style-name="T26">- It would mean the end of the mosquito if the development of the wings enabling it to fly and the formation of the feet enabling it to stay on the surface of the water were not completed while it was still in the water. The mosquito would drown as soon as it emerged from the pupa. However, everything is ready on time. </text:span></text:p>
      <text:p text:style-name="P6"><text:span text:style-name="T26">When we think about all the stages the mosquito goes </text:span><text:span text:style-name="T34">through, from being laid as an egg in water until the time of flight, we can see that this in itself is a miracle of creation. There are hundreds of dangerous turning points that the mosquito passes through until it comes into the outside world. Thanks to the fine balance and timing inherent in each of </text:span><text:soft-page-break/><text:span text:style-name="T34">these, the mosquito passes through the critical points and its life commences as a mature mosquito. </text:span></text:p>
      <text:p text:style-name="P6"><text:span text:style-name="T26">As we have seen, there is a flawless and extremely detailed design at work in the mosquito. Therefore even a mosquito is an important evidence of the magnificence of God’s creation. God makes us aware of this reality in a verse of the Qur’an:</text:span><text:span text:style-name="T27"> “God is not ashamed to make an example of a mosquito…” </text:span><text:span text:style-name="T26">(Qur’an, 2:26). As is the case with every living or non-living form of existence in the universe, this little creature is also a manifestation of the signs of our Lord. </text:span></text:p>
      <text:p text:style-name="P7"/>
      <text:p text:style-name="P9"><text:span text:style-name="T23">A BRAND – NEW BODY</text:span></text:p>
      <text:p text:style-name="P4"/>
      <text:p text:style-name="P4"/>
      <text:p text:style-name="P6"><text:span text:style-name="T29">L</text:span><text:span text:style-name="T26">eaving behind its watery world and setting forth in a new world, the mosquito is now an entirely different creature. The new body of this creature is full of countless miracles, as in the previous stages of development. On close examination of the mosquito’s body, the signs of a very special creation are evident in every detail. Now let’s get acquainted with these miracles by dealing with the mosquito’s structure section by section. </text:span></text:p>
      <text:p text:style-name="P6"><text:span text:style-name="T26">The mosquito’s body is divided into 3 sections: the head, the thorax and the abdomen. </text:span></text:p>
      <text:p text:style-name="P25"/>
      <text:p text:style-name="P14"><text:span text:style-name="T35">A fully equipped control centre: the head </text:span></text:p>
      <text:p text:style-name="P6"><text:span text:style-name="T26">There are two feelers on the upper side of the mosquito’s head. These feelers are rich in sensory cells, and are very sensitive receptors. The male mosquito’s feelers are much more sensitive than those of the female, bcause at mating time, thanks to these feelers, they can perceive the frequency of the female’s wing beat in the midst of a multitude of sounds. </text:span></text:p>
      <text:p text:style-name="P6"><text:span text:style-name="T26">In the female mosquito between the feelers there is a tube for sucking blood. This sucking tube does not have a simple structure; contrarily it contains a somewhat complex system. In fact it is the casing for a very special cutting and vacuuming mechanism. One of the names for this mechanism, called the “labium.” </text:span></text:p>
      <text:p text:style-name="P6"><text:span text:style-name="T26">When the mosquito bites, this sheath folds back and the cutting mechanism goes into action. This mechanism consists of 6 parts. Four of these are very effective cutting knives. They are strong enough to cut as easily into the skin of a frog or the scales of a snake as into the human skin. </text:span></text:p>
      <text:p text:style-name="P6"><text:span text:style-name="T26">The other two parts join together to make an empty tube. The mosquito sticks this tube into the wound opened by the knives enabling it to suck the blood of its victim. </text:span></text:p>
      <text:p text:style-name="P6"><text:span text:style-name="T26">One of the knives numbs the tissue with a salivary fluid it pours into the wound. This is a kind of local anaesthetic. In this way the mosquito cuts into the skin and you don’t feel a thing as it sucks your blood. As this fluid also prevents the blood from clotting, the mosquito is able to carry on sucking the blood. It is again this fluid that later causes irritation and swelling. </text:span></text:p>
      <text:p text:style-name="P4"/>
      <text:p text:style-name="P14"><text:span text:style-name="T35">The thorax </text:span></text:p>
      <text:p text:style-name="P6"><text:span text:style-name="T26">This section joined to the head of the mosquito is where the mosquito’s six legs are appended to, as well as a pair of wings. These wings are covered in scales and have veins passing through them. </text:span></text:p>
      <text:p text:style-name="P6"><text:soft-page-break/><text:span text:style-name="T26">Some varieties of insect have two pairs of wings. However, in place of a second set of wings the mosquito has stubby knobs which vibrate during flight to help provide stability and balance. </text:span></text:p>
      <text:p text:style-name="P6"><text:span text:style-name="T26">The mosquito has a hairy body. On the head, wings and legs there are scales like the scales of a butterfly. </text:span></text:p>
      <text:p text:style-name="P25"/>
      <text:p text:style-name="P14"><text:span text:style-name="T35">The abdomen, which can withstand pressure</text:span></text:p>
      <text:p text:style-name="P6"><text:span text:style-name="T26">Mosquitoes’ bodies have a great capacity to expand when sucking blood. They can suck an average of 2.8 mg (0.0001 ounce) of blood in one go, which is greater than their average body weight—2.5 mg (0.00008 ounce) (This is like someone weighing 70 kg (154 pounds) eating more than his or her own weight in food at a time, and in a short space of time). How is it that an insect with such a delicate build can drink its own weight in blood? What prevents the mosquito from bursting to death from drinking such an excess of blood? </text:span></text:p>
      <text:p text:style-name="P6"><text:span text:style-name="T26">As in other bloodsuckers, the mosquito has a specially designed digestive system. There are tension sensors that tell mosquitoes when to suck blood and when to stop. These work in conjunction with the digestive system. </text:span></text:p>
      <text:p text:style-name="P6"><text:span text:style-name="T26">The skin on the mosquito’s abdomen is composed of a flexible and transparent membrane. When blood is drawn in, this membrane opens out to enable the abdomen to expand. By this means the mosquito can drink as much blood as it pleases. </text:span></text:p>
      <text:p text:style-name="P6"><text:span text:style-name="T26">Experiments have shown that if the tension sensors in the mosquito’s abdomen are removed, the mosquito explodes from sucking blood. In addition to all the systems pointed out so far, the existence of a capacity control system in the mosquito’s abdomen is further evidence of the supreme art of creation. </text:span></text:p>
      <text:p text:style-name="P6"><text:span text:style-name="T26">People use similar systems to the ones found in bloodsucking insects such as the mosquito in water storage facilities. Water drawn by pumps is transferred to storage containers, which have special sensors to control the water level. When the water in the storage container reaches the maximum level, the pump automatically stops. </text:span></text:p>
      <text:p text:style-name="P6"><text:span text:style-name="T26">Now let’s draw a rough comparison between the two systems: The water motors usually weigh dozens of kilos or more. In addition, they are extremely noisy and need an enormous amount of energy to function. In time, the connectors to the pipe and the gaskets wear out and the water starts leaking. Or else, they require maintenance for reasons such as rusting. </text:span></text:p>
      <text:p text:style-name="P6"><text:span text:style-name="T26">The suction system in the mosquito’s head is smaller than one cubic millimetre. What’s more, the pump does not require maintenance even once in the lifetime of the mosquito. This system never wears out or stops functioning. There is never any dysfunction in the system. Pumping systems, which are the product of high technology, are extremely primitive in comparison with this perfect mechanism. </text:span></text:p>
      <text:p text:style-name="P6"><text:span text:style-name="T26">Without a doubt, neither mosquitoes nor other insects possessing these perfect systems can create them at will. There is a supreme Creator Who creates this perfect </text:span><text:soft-page-break/><text:span text:style-name="T26">system in them. This Creator is God, Who controls all. The knowledge of our Lord is contained in everything. It is God, the Lord of the Universe, Who controls all and creates everything to perfection. This is expressed as follows in a verse of the Qur’an:</text:span></text:p>
      <text:p text:style-name="P36"/>
      <text:p text:style-name="P39"><text:span text:style-name="T26">This is God’s creation. Show me then what those besides Him have created! The wrongdoers are clearly misguided. (Qur’an, 31:11)</text:span></text:p>
      <text:p text:style-name="P4"/>
      <text:p text:style-name="P6"><text:span text:style-name="T26">Contrary to popular belief, mosquitoes do not feed on blood. The mosquito obtains its nourishment from nectar. Male mosquitoes do not suck any blood throughout their lives. However, female mosquitoes suck blood to supply the need for protein of the eggs during the egg-laying stage. It takes 3-4 days to digest the blood they suck. Then the bloodsucking operation is repeated. For female mosquitoes this cycle lasts to the end of the egg-laying phase. </text:span></text:p>
      <text:p text:style-name="P4"/>
      <text:p text:style-name="P14"><text:span text:style-name="T35">Sensitive receptors to sense the location of prey</text:span></text:p>
      <text:p text:style-name="P6"><text:span text:style-name="T26">If you are asleep in a pitch-dark room at midnight, a mosquito can find you easily. Even if your whole body is under the covers with only your hand sticking out, the mosquito will instantly find that piece of flesh and take blood from that source. Even though the subject is one that is distasteful and which people may not wish to give thought to, we must still ask how this animal manages to do this. What is the secret that enables it to seize its prey in the dark?</text:span></text:p>
      <text:p text:style-name="P6"><text:span text:style-name="T26">The answer reveals another superior design to us: The mosquito is equipped with a complex system that enables it to find its prey. This system consists of receptors sensitive to heat, gas and various chemical substances. By this means the mosquito can easily identify its prey in the dark. </text:span></text:p>
      <text:p text:style-name="P6"><text:span text:style-name="T26">The use of heat-sensitive receptors is a somewhat effective method that is frequently used nowadays in military technology, particularly in the dark. A very sensitive heat receptor is also found in the body of the mosquito. This organ, known as the “tarsi,” is located in the forelegs of the mosquito. When these organs detect the heat waves coming from a body, the mosquito is drawn by them and reaches its target unerringly. Furthermore, thanks to this heat detector, it can easily find the regions under the skin where there is the most blood, as veins are warmer than tissue. </text:span></text:p>
      <text:p text:style-name="P6"><text:span text:style-name="T26">In other words, a mosquito entering a pitch-dark bedroom can accurately perceive the exposed parts of a sleeping person’s body, even to the point of finding the veins close to the skin. </text:span></text:p>
      <text:p text:style-name="P6"><text:span text:style-name="T26">Another factor that attracts the mosquito is carbon dioxide gas. This gas present in the breath of humans and animals is particularly attractive to mosquitoes and serves as an important clue in the finding of prey. In an experiment to show the effect of carbon dioxide on mosquitoes, two humanoid models were placed two metres (6.5 feet) apart. Then carbon dioxide was emitted at breathing pace by means of a mechanism installed </text:span><text:soft-page-break/><text:span text:style-name="T26">in the mouths of the models. Immediately mosquitoes began circling the heads of the models. </text:span></text:p>
      <text:p text:style-name="P6"><text:span text:style-name="T26">The cocktail of amino acids, amines, ammonia and lactic acid found in the blood also attracts the mosquito; even when the concentration of these substances is diluted 2,000 times, the liquid is 5 times more attractive to mosquitoes than pure water. Moisture is another important factor to attract mosquitoes. </text:span></text:p>
      <text:p text:style-name="P6"><text:span text:style-name="T26">In short, the mosquito is like a warplane loaded with heat, gas, humidity and smell detectors. Even if it cannot see its prey in the dark, it is equipped with superior systems for unerringly finding it in the dark. It can identify the location of its prey from a distance of approximately 25 to 30 metres (82-98 feet). </text:span></text:p>
      <text:p text:style-name="P6"><text:span text:style-name="T26">It is obvious that such a special structure cannot be formed as the result of a chain of coincidences. Let’s examine the impossibility of this. </text:span></text:p>
      <text:p text:style-name="P6"><text:span text:style-name="T26">We know that the female mosquito needs to suck blood from her victims to satisfy the protein needs of the eggs. In order to obtain this blood it is necessary to find a victim. </text:span></text:p>
      <text:p text:style-name="P6"><text:span text:style-name="T26">If we take the claims of evolutionary theory seriously, the perceptive skills of the mosquito detailed above must have been acquired in stages. But the mosquito doesn’t have the time to wait thousands of years for its body to acquire a heat receptor by chance. If it didn’t have this system of perception from the beginning, the mosquito would not find its prey and the eggs would die. That is to say, it is not a question of development over time. </text:span></text:p>
      <text:p text:style-name="P6"><text:span text:style-name="T26">Let’s repeat once more the receptors possessed by the mosquito; heat, humidity, gas and chemical substance receptor systems. And in addition to these, vibration feelers for perceiving the opposite sex. </text:span></text:p>
      <text:p text:style-name="P6"><text:span text:style-name="T26">The fact that a mosquito is equipped with such an effective receptive system means that its needs are catered for from the first phase of its development. The Creator of this perfect system Who brought the mosquito into existence is God. Just as God has provided for every living thing on Earth, He has also given them the necessary skills and equipped them to make use of this provision. This fact is made known as follows in a verse of the Qur’an:</text:span></text:p>
      <text:p text:style-name="P36"/>
      <text:p text:style-name="P39"><text:span text:style-name="T26">There is no creature on the Earth which is not dependent upon God for its provision. He knows where it lives and where it dies. They are all recorded in a Glorious Book. (Qur’an, 11:6)</text:span></text:p>
      <text:p text:style-name="P15"/>
      <text:p text:style-name="P14"><text:span text:style-name="T35">Biting the prey</text:span></text:p>
      <text:p text:style-name="P6"><text:span text:style-name="T26">When the mosquito senses one of the stimuli such as heat, gas, moisture and chemical secretions, it heads straight for its prey. The mosquito lands on its prey so gently that in most cases it is not even felt. Then it finds the most appropriate place to pierce using a pair of devices located in the mouthpart, which are called “palpi.” </text:span></text:p>
      <text:p text:style-name="P6"><text:soft-page-break/><text:span text:style-name="T26">The first incision is made with the upper and lower jaw. The four cutters in the sucking tube cut deep into the skin. The sensory organs of heat, smell, taste and touch play an important role in establishing where the capillaries are concentrated under the skin. After a few attempts the mosquito finds the vein. </text:span></text:p>
      <text:p text:style-name="P6"><text:span text:style-name="T26">The mosquito sucks the blood by sticking the tube into the hole it has opened in the skin. Thanks to this tube it can penetrate a small vein and drink blood directly. Or it can drink the blood that accumulates in the surrounding tissue when the skin is cut. </text:span></text:p>
      <text:p text:style-name="P6"><text:span text:style-name="T26">Usually the piercing needles go into the skin vertically. The most important characteristic of the mosquito’s needle is that it can bend at a certain depth. Thanks to this remarkable feature, the needle can easily move around under the skin, even to the point of being able to extend parallel to the skin. In this way the needle is able to get to the places where there is the highest concentration of veins. </text:span></text:p>
      <text:p text:style-name="P6"><text:span text:style-name="T26">However, here a serious problem awaits the mosquito. As soon as a mosquito bites, a kind of defence system goes into operation in the human body. An enzyme that prevents microbes from entering the body and stops the bleeding is secreted in the region of the wound. This enzyme enables the blood to clot. Once the blood starts clotting it is impossible for the mosquito to drink any blood. (Coagulation is caused by the transformation of fibrinogen, one of the plasma proteins, into fibrin.)</text:span></text:p>
      <text:p text:style-name="P6"><text:span text:style-name="T26">But the mosquito acts as if it is aware of this and injects an anti-coagulant secretion into the wound from within one of its sharp knives. Thus the enzyme in the blood is rendered ineffective and the clotting stops. </text:span></text:p>
      <text:p text:style-name="P6"><text:span text:style-name="T26">What’s more, with this secretion the mosquito even gives a local anaesthetic to its victim, numbing the area it cuts into. Accordingly the victim is not aware that its skin has been cut and its blood sucked. It is this secretion that causes an allergic reaction in the skin and causes the skin to itch. </text:span></text:p>
      <text:p text:style-name="P6"><text:span text:style-name="T26">In the few seconds in which the above takes place, a person cannot even realise that he has been bitten by a mosquito. </text:span></text:p>
      <text:p text:style-name="P6"><text:span text:style-name="T26">A female sucks about 2.8 mg (0.0001 ounce) of blood in one go, and this takes about 2.5 minutes. When the sucking finishes, the blood is sent to the midgut by suction pumps located in the fore-section of the digestive system. The abdomen fills with blood as far as the digestive system. It takes 3-4 days to digest the blood and then the sucking process is repeated. </text:span></text:p>
      <text:p text:style-name="P6"><text:span text:style-name="T26">If we stop and think for a while about all these processes, we will come to some important conclusions.</text:span></text:p>
      <text:p text:style-name="P6"><text:span text:style-name="T26">The mosquito doesn’t just have a superior receptive system and a cutting and sucking mechanism to get the blood it needs; it also has chemical knowledge. As explained above, the mosquito uses a secretion, which prevents the blood from coagulating. What’s more, this secretion protects it from an enzyme in the defence system of a body unknown to it and of which it has no intimate knowledge. This secretion even has the property of anaesthetising the living tissues it cuts like a surgeon. </text:span></text:p>
      <text:p text:style-name="P6"><text:soft-page-break/><text:span text:style-name="T26">In light of this information one can’t help asking these questions:</text:span></text:p>
      <text:p text:style-name="P6"><text:span text:style-name="T26">-How does the mosquito know that blood coagulates?</text:span></text:p>
      <text:p text:style-name="P6"><text:span text:style-name="T26">-How has it learnt that cutting into the living tissue of its victim causes pain and how has it developed a numbing technique to get round this problem? </text:span></text:p>
      <text:p text:style-name="P6"><text:span text:style-name="T26">-Giving a local anaesthetic before an operation is a technique that has been developed with the help of medical knowledge. How has the mosquito acquired this knowledge? </text:span></text:p>
      <text:p text:style-name="P6"><text:span text:style-name="T26">-Since it is extremely difficult to synthesise this fluid even under laboratory conditions, how has the mosquito acquired it?</text:span></text:p>
      <text:p text:style-name="P6"><text:span text:style-name="T26">-Is it pure coincidence that this fluid is to be found exactly where it is most needed in the cutting knives that will rupture the skin? </text:span></text:p>
      <text:p text:style-name="P6"><text:span text:style-name="T26">-How can it be explained that there is an excellent mechanism in a tube that is 0.1 cm (0.03 inch) in length with a radius of approximately 0.01 cm (0.003 inch) found in a creature no more than a centimetre long, and that every mosquito without exception has always had such a system and knowledge?</text:span></text:p>
      <text:p text:style-name="P6"><text:span text:style-name="T26">The answer is obvious: The mosquito cannot be the genius with information on the chemical composition of the human body that evaluates this information and develops solutions in its own body. It is evident that the system that enables this secretion to exist in the mosquito and to be injected into the veins of its preys can only be the creation of a Supreme Creator Who has the most detailed knowledge of the anatomy of both humans and mosquitoes. </text:span></text:p>
      <text:p text:style-name="P6"><text:span text:style-name="T26">It is revealed in the Qur’an that our Lord is the “Lord of the worlds.” “World” is used in the plural sense to mean “different worlds, different dimensions or different orders and systems.” The word “Lord” encompasses meanings such as “educator, rearer, organizer, law-giver, master.” The incredibly difficult “operation” that the mosquito carries out in the human body is a small world within it. The author of the superior “design” in this world, the details of which we are unaware and are only just beginning to discover by means of science, is our Lord, God. </text:span></text:p>
      <text:p text:style-name="P6"><text:span text:style-name="T26">The duty of man, who can easily be defeated even by this little creature, is to try to see the signs God created in different worlds, and to acknowledge the might of the Lord, as it behoves Him. God calls on man to reflect on this subject in verses of the Qur’an as follows:</text:span></text:p>
      <text:p text:style-name="P36"/>
      <text:p text:style-name="P39"><text:span text:style-name="T26">Humanity! An example has been made, so listen to it carefully. Those whom you call upon besides God are not even able to create a single fly, even if they were to join together to do it. And if a fly steals something from them, they cannot get it back. How feeble are both the seeker and the sought! They do not render to God the homage due to Him. Yet God is Powerful, Almighty. (Qur’an, 22:73-74)</text:span></text:p>
      <text:p text:style-name="P23"/>
      <text:p text:style-name="P14"><text:soft-page-break/><text:span text:style-name="T35">Superior flying technique</text:span></text:p>
      <text:p text:style-name="P6"><text:span text:style-name="T26">The wings of the mosquito beat approximately 500 times a second. This is why the sound is perceived by the human ear as a buzzing sound. This rate, which seems like a physical impossibility to us, has been established as a result of very sensitive measurements and is a truly astonishing figure. </text:span></text:p>
      <text:p text:style-name="P6"><text:span text:style-name="T26">An example can help us to understand the subject more easily. If someone’s arms were tied to a machine and made to flap 500 times a second, the outcome would not be favorable at all: The shoulder joint would rupture, the connections would burn, all the ligaments holding the arm together would snap and the arm would be completely disabled. If the movement was made for more than a second, the shoulder would be dislocated and the arm would break off. This movement, which is impossible for humans, is part of the daily life of the mosquito. </text:span></text:p>
      <text:p text:style-name="P6"><text:span text:style-name="T26">Naturally, this miraculous ability is realised with the help of various support systems innate in the mosquito. </text:span></text:p>
      <text:p text:style-name="P6"><text:span text:style-name="T26">First and foremost, the muscles and connectors that make the wings flap have to be extremely strong and resilient. </text:span></text:p>
      <text:p text:style-name="P6"><text:span text:style-name="T26">The second condition is that these muscles have to be provided with energy. As we know, cells use oxygen to synthesise energy. Resilience increases in direct proportion to an increased capacity for the use of oxygen. </text:span></text:p>
      <text:p text:style-name="P6"><text:span text:style-name="T26">In the human body, oxygen from the lungs is taken into the blood whereby it is carried to the body cells. The reason a person gets tired when running is that the necessary oxygen is not carried to the cells in time. Another reason is the appearance of lactic acid in the cells of the muscles. If the cells cannot get rid of this acid, a feeling of fatigue ensues. </text:span></text:p>
      <text:p text:style-name="P6"><text:span text:style-name="T26">This situation is somewhat different for mosquitoes. In order to beat their wings, which are nearly the size of their bodies, 500 times a second, the mosquito needs a great deal of oxygen. </text:span></text:p>
      <text:p text:style-name="P6"><text:span text:style-name="T26">Accordingly, the mosquito’s respiratory system is created specifically to meet this requirement. The respiratory system consists of a respiratory tube that reaches almost every cell. As this tube makes direct contact with the outside air, the cells are able to get oxygen without an intermediary substance. And waste substances can also be passed from the cells into the atmosphere by means of these tubes. This is how the mosquito manages to flap its wings thousands of times a minute without tiring. </text:span></text:p>
      <text:p text:style-name="P6"><text:span text:style-name="T26">The fact that the mosquito can beat its wings so rapidly gives it many advantages in flying. It can fly up and down vertically, and can move forwards and backwards with ease. The mosquito is like a perfect machine that has many flight features superior to those of a helicopter or a plane. </text:span></text:p>
      <text:p text:style-name="P6"><text:span text:style-name="T26">For a helicopter or a plane to fly, specially refined fuel is used. Before each flight, it has to be refuelled with this somewhat expensive fuel. On the other hand, the mosquito gets all its energy from the nectar it feeds on. Planes and helicopters undergo </text:span><text:soft-page-break/><text:span text:style-name="T26">maintenance before every flight, and the engine parts are periodically renewed. Encountering no such problems, the mosquito keeps on flying throughout its life, thanks to the strength of the muscles on its back. </text:span></text:p>
      <text:p text:style-name="P6"><text:span text:style-name="T26">Present day aircraft have acquired their current features as a result of years of research and lengthy experimentation. The pool of knowledge utilised has accumulated over hundreds of years. At every stage of development, human brain power and design has been employed. But however advanced technology may be, man is way behind the flight technology found in nature. No existing technology can make a machine with the dimensions and the flight characteristics of a mosquito. </text:span></text:p>
      <text:p text:style-name="P6"><text:span text:style-name="T26">It should not be forgotten that the being we are comparing with machines is a 10 mm (0.4 inch) creature composed of millions of small living parts (cells). With its circulation, excretory and nervous systems, a heart that constantly beats, eyes that see, its receptor systems and millions of cells synthesizing proteins, it is a far more complicated fusion than a plane or a helicopter. </text:span></text:p>
      <text:p text:style-name="P6"><text:span text:style-name="T26">When asked how planes or helicopters are made, people will say that they are made by senior engineers in advanced factories. They know only too well how ridiculous and illogical it would be to claim that these aircraft were formed as a result of the chance fusion of metals. But a percentage of the same people will claim that the mosquito, which is not even brought into the debate as being superior to the two types of aircraft, came into existence as the result of “coincidences occurring in the evolutionary process,” in other words, without any kind of planner. For it is difficult for them to accept the existence of a planner, that is to say, the existence of God, because that would entail cleansing themselves of their “ideological” reasoning, which would be contrary to their interests. </text:span></text:p>
      <text:p text:style-name="P6"><text:span text:style-name="T26">They are only deceiving themselves in so doing. The mosquito is an insect that came into existence after going through a number of miraculous phases in a swamp or a pool of water. Whatever stage technology may develop to, it cannot bring a living thing into existence, not even a single fly. Because creation is the preserve of God, the Lord of the worlds. And every creation is evidence of His existence. The judgement given in the Qur’an; </text:span><text:span text:style-name="T27">“... Those whom you call upon besides God are not even able to create a single fly, even if they were to join together to do it...” </text:span><text:span text:style-name="T26">(Qur’an, 22:73) is valid for all eternity for those who deny His existence, and shows the extent to which they contradict and deceive themselves. </text:span></text:p>
      <text:p text:style-name="P2"/>
      <text:p text:style-name="P8"><text:span text:style-name="T23">Conclusion</text:span></text:p>
      <text:p text:style-name="P4"/>
      <text:p text:style-name="P4"/>
      <text:p text:style-name="P6"><text:span text:style-name="T32">M</text:span><text:span text:style-name="T26">any books have been written throughout the world on mosquitoes, and extensive research has been conducted. However, the aim of this book is very different from that of all these books. It does not aim to provide general information on the mating, egg laying and feeding habits of the mosquito. </text:span></text:p>
      <text:p text:style-name="P6"><text:span text:style-name="T26">Its aim in using this subject is to remind people of the most important fact in life: their responsibilities to our true Lord, God, Who is Lord of the worlds. </text:span></text:p>
      <text:p text:style-name="P6"><text:span text:style-name="T26">If we briefly recall some of the miracles we have described in this book, it can be understood once more how a seemingly ordinary creature like the mosquito is an important piece of evidence of creation. These miracles are listed below:</text:span></text:p>
      <text:p text:style-name="P6"><text:span text:style-name="T26">-When it is time to lay her eggs, the mother mosquito finds the most appropriate place, thanks to the heat and moisture detector in her abdomen.</text:span></text:p>
      <text:p text:style-name="P6"><text:span text:style-name="T26">-The mosquito lays her eggs in water, and takes various precautions in view of the problems the young will encounter in the future. </text:span></text:p>
      <text:p text:style-name="P6"><text:span text:style-name="T26">-When the eggs are ready to hatch, if the conditions are not favourable, they do not crack until the conditions are right. </text:span></text:p>
      <text:p text:style-name="P6"><text:span text:style-name="T26">-The eggs have the ability to camouflage themselves.</text:span></text:p>
      <text:p text:style-name="P6"><text:span text:style-name="T26">-The mother mosquito prevents her eggs from getting lost or sinking by making them into a raft. </text:span></text:p>
      <text:p text:style-name="P6"><text:span text:style-name="T26">-The eggs have a hollow on the underside, which enables them to form a raft when they are stuck together. </text:span></text:p>
      <text:p text:style-name="P6"><text:span text:style-name="T26">-The eggs of the </text:span><text:span text:style-name="T28">Anopheles</text:span><text:span text:style-name="T26"> mosquito have structures resembling life buoys that prevent them from sinking.</text:span></text:p>
      <text:p text:style-name="P6"><text:span text:style-name="T26">-The carpenter mosquito creates the optimum environment for her eggs by cutting into the roots of plants. </text:span></text:p>
      <text:p text:style-name="P6"><text:span text:style-name="T26">-Some newly hatched larvae have the knowledge that oxygen is to be found in the roots of plants and cut into the roots to get at this oxygen. </text:span></text:p>
      <text:p text:style-name="P6"><text:span text:style-name="T26">-The larvae have specially designed brushes around the mouth, which enable them to feed by creating a current in the water and filtering it. </text:span></text:p>
      <text:p text:style-name="P6"><text:span text:style-name="T26">-The larvae make themselves an appropriate home and are provided with everything they require to do so.</text:span></text:p>
      <text:p text:style-name="P6"><text:span text:style-name="T26">-Larvae living in flowing water have hooks on their tails so that they can hang on to something and avoid being swept away by the current. </text:span></text:p>
      <text:p text:style-name="P6"><text:span text:style-name="T26">-The larvae that hang head down in the water have an air tube resembling a diver’s snorkel that enables them to take in air from above the water level. </text:span></text:p>
      <text:p text:style-name="P6"><text:span text:style-name="T26">-Inside the tube there is a special isolation material that keeps water out. </text:span></text:p>
      <text:p text:style-name="P6"><text:span text:style-name="T26">-The larvae, which are exposed to the sun all day and have a transparent skin, have a protective shield of uric acid to stop them shrivelling up in the sun.</text:span></text:p>
      <text:p text:style-name="P6"><text:soft-page-break/><text:span text:style-name="T26">-In the transition to the pupal stage, the larvae have a special organ for splitting their skin, which they lose at a later stage. </text:span></text:p>
      <text:p text:style-name="P6"><text:span text:style-name="T26">-In the final metamorphosis of the pupa, the skin splits from the head at the surface of the water. (If it were to split from any other point, the interior of the cocoon would get wet.)</text:span></text:p>
      <text:p text:style-name="P6"><text:span text:style-name="T26">-The head section of the cocoon is also insulated with a special material.</text:span></text:p>
      <text:p text:style-name="P6"><text:span text:style-name="T26">-The mosquito emerges from the pupa submerged in water without its body or wings coming into contact with the water.</text:span></text:p>
      <text:p text:style-name="P6"><text:span text:style-name="T26">-From being a creature living in water, it emerges as a perfect flying machine.</text:span></text:p>
      <text:p text:style-name="P6"><text:span text:style-name="T26">-The male mosquito is able to recognise the female by the frequency at which her wings beat.</text:span></text:p>
      <text:p text:style-name="P6"><text:span text:style-name="T26">-The mosquito uses a cutting, piercing and sucking mechanism consisting of 6 parts to bite its prey. </text:span></text:p>
      <text:p text:style-name="P6"><text:span text:style-name="T26">-It can suck blood without its victim being aware by numbing the wound it makes. </text:span></text:p>
      <text:p text:style-name="P6"><text:span text:style-name="T26">This book and the miraculous events it tells of are perhaps more important than you may have thought. Because God, Who creates these miracles as signs of His existence, charges humanity with certain responsibilities. And carrying out these responsibilities is an important subject for everyone, whether or not they realise it. </text:span></text:p>
      <text:p text:style-name="P6"><text:span text:style-name="T26">God makes known to people in the following verse of the Qur’an that He is the only true friend and protector: </text:span></text:p>
      <text:p text:style-name="P36"/>
      <text:p text:style-name="P39"><text:span text:style-name="T26">God is the protector of those who believe. He brings them out of the darkness into the light. But those who disbelieve have false deities as protectors. They take them from the light into the darkness. Those are the heirs of Hell and shall abide in it for ever. (Qur’an, 2:257)</text:span></text:p>
      <text:p text:style-name="P36"/>
      <text:p text:style-name="P36"/>
      <text:p text:style-name="P40"/>
      <text:p text:style-name="P43"><text:span text:style-name="T25">EVOLUTION DECEIT</text:span></text:p>
      <text:p text:style-name="P37"/>
      <text:p text:style-name="P37"/>
      <text:p text:style-name="P39"><text:span text:style-name="T31">D</text:span><text:span text:style-name="T33">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6"><text:span text:style-name="T26">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God created all living things.</text:span></text:p>
      <text:p text:style-name="P6"><text:span text:style-name="T26">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5"/>
      <text:p text:style-name="P14"><text:span text:style-name="T35">The Scientific Collapse of Darwinism</text:span></text:p>
      <text:p text:style-name="P6"><text:span text:style-name="T26">Although this doctrine goes back as far as ancient Greece, the theory of evolution was advanced extensively in the nineteenth century. The most important development that made it the top topic of the world of science was Charles Darwin's </text:span><text:span text:style-name="T28">The Origin of Species</text:span><text:span text:style-name="T26">, published in 1859. In this book, he denied that God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span></text:p>
      <text:p text:style-name="P6"><text:span text:style-name="T26">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6"><text:span text:style-name="T26">1) The theory cannot explain how life originated on Earth. </text:span></text:p>
      <text:p text:style-name="P6"><text:soft-page-break/><text:span text:style-name="T26">2) No scientific finding shows that the "evolutionary mechanisms" proposed by the theory have any evolutionary power at all. </text:span></text:p>
      <text:p text:style-name="P6"><text:span text:style-name="T26">3) The fossil record proves the exact opposite of what the theory suggests.</text:span></text:p>
      <text:p text:style-name="P6"><text:span text:style-name="T26">In this section, we will examine these three basic points in general outlines:</text:span></text:p>
      <text:p text:style-name="P16"/>
      <text:p text:style-name="P14"><text:span text:style-name="T35">The First Insurmountable Step: The Origin of Life</text:span></text:p>
      <text:p text:style-name="P6"><text:span text:style-name="T26">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6"><text:span text:style-name="T34">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4"/>
      <text:p text:style-name="P14"><text:span text:style-name="T35">"Life Comes From Life"</text:span></text:p>
      <text:p text:style-name="P6"><text:span text:style-name="T26">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6"><text:span text:style-name="T26">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6"><text:span text:style-name="T26">Even when Darwin wrote </text:span><text:span text:style-name="T28">The Origin of Species</text:span><text:span text:style-name="T26">, the belief that bacteria could come into existence from non-living matter was widely accepted in the world of science. </text:span></text:p>
      <text:p text:style-name="P6"><text:span text:style-name="T26">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T20">1</text:span></text:p>
      <text:p text:style-name="P6"><text:soft-page-break/><text:span text:style-name="T34">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4"/>
      <text:p text:style-name="P14"><text:span text:style-name="T35">Inconclusive Efforts of the Twentieth Century</text:span></text:p>
      <text:p text:style-name="P6"><text:span text:style-name="T26">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1"><text:span text:style-name="T28">Unfortunately, however, the problem of the origin of the cell is perhaps the most obscure point in the whole study of the evolution of organisms.</text:span><text:span text:style-name="T20">2</text:span></text:p>
      <text:p text:style-name="P6"><text:span text:style-name="T26">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6"><text:span text:style-name="T26">Barely a few years had passed before it was revealed that this experiment, which was then presented as an important step in the name of evolution, was invalid, for the atmosphere used in the experiment was very different from the real Earth conditions.</text:span><text:span text:style-name="T20">3</text:span></text:p>
      <text:p text:style-name="P6"><text:span text:style-name="T26">After a long silence, Miller confessed that the atmosphere medium he used was unrealistic.</text:span><text:span text:style-name="T20">4</text:span></text:p>
      <text:p text:style-name="P6"><text:span text:style-name="T26">All the evolutionists' efforts throughout the twentieth century to explain the origin of life ended in failure. The geochemist Jeffrey Bada, from the San Diego Scripps Institute accepts this fact in an article published in </text:span><text:span text:style-name="T28">Earth</text:span><text:span text:style-name="T26"> magazine in 1998:</text:span></text:p>
      <text:p text:style-name="P1"><text:span text:style-name="T28">Today as we leave the twentieth century, we still face the biggest unsolved problem that we had when we entered the twentieth century: How did life originate on Earth?</text:span><text:span text:style-name="T20">5</text:span></text:p>
      <text:p text:style-name="P4"/>
      <text:p text:style-name="P14"><text:span text:style-name="T35">The Complex Structure of Life </text:span></text:p>
      <text:p text:style-name="P6"><text:span text:style-name="T26">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6"><text:span text:style-name="T26">The conditions required for the formation of a cell are too great in quantity to be explained away by coincidences. The probability of proteins, the building blocks of a cell, being synthesized coincidentally, is 1 in 10</text:span><text:span text:style-name="T20">950 </text:span><text:span text:style-name="T26">for an average protein made up of 500 amino acids. In mathematics, a probability smaller than 1 over 10</text:span><text:span text:style-name="T20">50</text:span><text:span text:style-name="T26"> is considered to be impossible in practical terms.</text:span></text:p>
      <text:p text:style-name="P6"><text:soft-page-break/><text:span text:style-name="T26">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6"><text:span text:style-name="T26">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28">Scientific American </text:span><text:span text:style-name="T26">magazine:</text:span></text:p>
      <text:p text:style-name="P1"><text:span text:style-name="T28">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20">6</text:span></text:p>
      <text:p text:style-name="P6"><text:span text:style-name="T26">No doubt, if it is impossible for life to have originated from natural causes, then it has to be accepted that life was "created" in a supernatural way. This fact explicitly invalidates the theory of evolution, whose main purpose is to deny creation. </text:span></text:p>
      <text:p text:style-name="P16"/>
      <text:p text:style-name="P14"><text:span text:style-name="T35">Imaginary Mechanism of Evolution </text:span></text:p>
      <text:p text:style-name="P6"><text:span text:style-name="T34">The second important point that negates Darwin's theory is that both concepts put forward by the theory as "evolutionary mechanisms" were understood to have, in reality, no evolutionary power. </text:span></text:p>
      <text:p text:style-name="P6"><text:span text:style-name="T26">Darwin based his evolution allegation entirely on the mechanism of "natural selection." The importance he placed on this mechanism was evident in the name of his book: </text:span><text:span text:style-name="T28">The Origin of Species, By Means of Natural Selection…</text:span></text:p>
      <text:p text:style-name="P6"><text:span text:style-name="T26">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6"><text:span text:style-name="T26">Therefore, the mechanism of natural selection has no evolutionary power. Darwin was also aware of this fact and had to state this in his book </text:span><text:span text:style-name="T28">The Origin of Species</text:span><text:span text:style-name="T26">:</text:span></text:p>
      <text:p text:style-name="P1"><text:span text:style-name="T28">Natural selection can do nothing until favourable individual differences or variations occur.</text:span><text:span text:style-name="T20">7</text:span></text:p>
      <text:p text:style-name="P16"/>
      <text:p text:style-name="P14"><text:span text:style-name="T35">Lamarck's Impact</text:span></text:p>
      <text:p text:style-name="P6"><text:span text:style-name="T26">So, how could these "favorable variations" occur? Darwin tried to answer this question from the standpoint of the primitive understanding of science at that time. </text:span><text:soft-page-break/><text:span text:style-name="T26">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6"><text:span text:style-name="T26">Darwin also gave similar examples. In his book </text:span><text:span text:style-name="T28">The Origin of Species</text:span><text:span text:style-name="T26">, for instance, he said that some bears going into water to find food transformed themselves into whales over time.</text:span><text:span text:style-name="T20">8</text:span></text:p>
      <text:p text:style-name="P6"><text:span text:style-name="T34">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16"/>
      <text:p text:style-name="P14"><text:span text:style-name="T35">Neo-Darwinism and Mutations</text:span></text:p>
      <text:p text:style-name="P6"><text:span text:style-name="T26">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p>
      <text:p text:style-name="P6"><text:span text:style-name="T26">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6"><text:span text:style-name="T26">The reason for this is very simple: DNA has a very complex structure, and random effects can only harm it. The American geneticist B. G. Ranganathan explains this as follows:</text:span></text:p>
      <text:p text:style-name="P1"><text:span text:style-name="T28">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20">9</text:span></text:p>
      <text:p text:style-name="P6"><text:span text:style-name="T26">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text:span><text:soft-page-break/><text:span text:style-name="T26">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4"/>
      <text:p text:style-name="P14"><text:span text:style-name="T35">The Fossil Record:No Sign of Intermediate Forms</text:span></text:p>
      <text:p text:style-name="P6"><text:span text:style-name="T26">The clearest evidence that the scenario suggested by the theory of evolution did not take place is the fossil record. </text:span></text:p>
      <text:p text:style-name="P6"><text:span text:style-name="T26">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6"><text:span text:style-name="T34">Had this been the case, numerous intermediary species should have existed and lived within this long transformation period. </text:span></text:p>
      <text:p text:style-name="P6"><text:span text:style-name="T26">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6"><text:span text:style-name="T26">If such animals ever really existed, there should be millions and even billions of them in number and variety. More importantly, the remains of these strange creatures should be present in the fossil record. In </text:span><text:span text:style-name="T28">The Origin of Species</text:span><text:span text:style-name="T26">, Darwin explained:</text:span></text:p>
      <text:p text:style-name="P1"><text:span text:style-name="T28">If my theory be true, numberless intermediate varieties, linking most closely all of the species of the same group together must assuredly have existed... Consequently, evidence of their former existence could be found only amongst fossil remains.</text:span><text:span text:style-name="T20">10</text:span></text:p>
      <text:p text:style-name="P4"/>
      <text:p text:style-name="P14"><text:span text:style-name="T35">Darwin's Hopes Shattered</text:span></text:p>
      <text:p text:style-name="P6"><text:span text:style-name="T34">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6"><text:span text:style-name="T34">One famous British paleontologist, Derek V. Ager, admits this fact, even though he is an evolutionist:</text:span></text:p>
      <text:p text:style-name="P1"><text:span text:style-name="T28">The point emerges that if we examine the fossil record in detail, whether at the level of orders or of species, we find—over and over again—not gradual evolution, but the sudden explosion of one group at the expense of another.</text:span><text:span text:style-name="T20">11</text:span></text:p>
      <text:p text:style-name="P6"><text:span text:style-name="T34">This means that in the fossil record, all living species suddenly emerge as fully formed, without any intermediate forms in between. This is just the opposite of Darwin's assumptions. Also, this is very strong evidence that all living things are created. The only explanation of a </text:span><text:soft-page-break/><text:span text:style-name="T34">living species emerging suddenly and complete in every detail without any evolutionary ancestor is that it was created. This fact is admitted also by the widely known evolutionist biologist Douglas Futuyma:</text:span></text:p>
      <text:p text:style-name="P1"><text:span text:style-name="T28">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20">12</text:span></text:p>
      <text:p text:style-name="P6"><text:span text:style-name="T34">Fossils show that living beings emerged fully developed and in a perfect state on the Earth. That means that "the origin of species," contrary to Darwin's supposition, is not evolution, but creation.</text:span></text:p>
      <text:p text:style-name="P4"/>
      <text:p text:style-name="P14"><text:span text:style-name="T35">The Tale of Human Evolution</text:span></text:p>
      <text:p text:style-name="P6"><text:span text:style-name="T26">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span></text:p>
      <text:p text:style-name="P6"><text:span text:style-name="T26">1. Australopithecus </text:span></text:p>
      <text:p text:style-name="P6"><text:span text:style-name="T26">2. Homo habilis</text:span></text:p>
      <text:p text:style-name="P6"><text:span text:style-name="T26">3. Homo erectus</text:span></text:p>
      <text:p text:style-name="P6"><text:span text:style-name="T26">4. Homo sapiens</text:span></text:p>
      <text:p text:style-name="P6"><text:span text:style-name="T26">Evolutionists call man's so-called first ape-like ancestors Australopithecus, which means "South African ape." These living beings are actually nothing but an old ape species that has become extinct. Extensive research done on various </text:span><text:span text:style-name="T28">Australopithecus</text:span><text:span text:style-name="T26"> specimens by two world famous anatomists from England and the USA, namely, Lord Solly Zuckerman and Prof. Charles Oxnard, shows that these apes belonged to an ordinary ape species that became extinct and bore no resemblance to humans.</text:span><text:span text:style-name="T20">13</text:span></text:p>
      <text:p text:style-name="P6"><text:span text:style-name="T26">Evolutionists classify the next stage of human evolution as "homo," that is "man." According to their claim, the living beings in the Homo series are more developed than </text:span><text:span text:style-name="T28">Australopithecus</text:span><text:span text:style-name="T26">.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28">One Long Argument</text:span><text:span text:style-name="T26"> that "particularly historical [puzzles] such as the origin of life or of Homo sapiens, are extremely difficult and may even resist a final, satisfying explanation."</text:span><text:span text:style-name="T20">14</text:span></text:p>
      <text:p text:style-name="P6"><text:span text:style-name="T26">By outlining the link chain as </text:span><text:span text:style-name="T28">Australopithecus</text:span><text:span text:style-name="T26"> &gt; </text:span><text:span text:style-name="T28">Homo habilis</text:span><text:span text:style-name="T26"> &gt; </text:span><text:span text:style-name="T28">Homo erectus</text:span><text:span text:style-name="T26"> &gt; </text:span><text:span text:style-name="T28">Homo sapiens</text:span><text:span text:style-name="T26">, evolutionists imply that each of these species is one another's ancestor. </text:span><text:soft-page-break/><text:span text:style-name="T26">However, recent findings of paleoanthropologists have revealed that </text:span><text:span text:style-name="T28">Australopithecus</text:span><text:span text:style-name="T26">, </text:span><text:span text:style-name="T28">Homo habilis</text:span><text:span text:style-name="T26">, and </text:span><text:span text:style-name="T28">Homo erectus</text:span><text:span text:style-name="T26"> lived at different parts of the world at the same time.</text:span><text:span text:style-name="T20">15</text:span></text:p>
      <text:p text:style-name="P6"><text:span text:style-name="T26">Moreover, a certain segment of humans classified as </text:span><text:span text:style-name="T28">Homo erectus </text:span><text:span text:style-name="T26">have lived up until very modern times. </text:span><text:span text:style-name="T28">Homo sapiens neandarthalensis </text:span><text:span text:style-name="T26">and </text:span><text:span text:style-name="T28">Homo sapiens sapiens</text:span><text:span text:style-name="T26"> (modern man) co-existed in the same region.</text:span><text:span text:style-name="T20">16</text:span></text:p>
      <text:p text:style-name="P6"><text:span text:style-name="T26">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1"><text:span text:style-name="T28">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20">17</text:span></text:p>
      <text:p text:style-name="P6"><text:span text:style-name="T26">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6"><text:span text:style-name="T26">Lord Solly Zuckerman, one of the most famous and respected scientists in the U.K., who carried out research on this subject for years and studied </text:span><text:span text:style-name="T28">Australopithecus</text:span><text:span text:style-name="T26"> fossils for 15 years, finally concluded, despite being an evolutionist himself, that there is, in fact, no such family tree branching out from ape-like creatures to man. </text:span></text:p>
      <text:p text:style-name="P6"><text:span text:style-name="T26">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1"><text:span text:style-name="T28">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20">18</text:span></text:p>
      <text:p text:style-name="P6"><text:span text:style-name="T26">The tale of human evolution boils down to nothing but the prejudiced interpretations of some fossils unearthed by certain people, who blindly adhere to their theory.</text:span></text:p>
      <text:p text:style-name="P4"/>
      <text:p text:style-name="P14"><text:span text:style-name="T35">Darwinian Formula!</text:span></text:p>
      <text:p text:style-name="P6"><text:span text:style-name="T26">Besides all the technical evidence we have dealt with so far, let us now for once, examine what kind of a superstition the evolutionists have with an example so simple as to be understood even by children:</text:span></text:p>
      <text:p text:style-name="P6"><text:soft-page-break/><text:span text:style-name="T26">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span></text:p>
      <text:p text:style-name="P6"><text:span text:style-name="T26">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which have no possibility of forming under natural conditions—and as many proteins—a single one of which has a formation probability of 10</text:span><text:span text:style-name="T20">-950</text:span><text:span text:style-name="T26">—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6"><text:span text:style-name="T26">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God's superior creation. </text:span></text:p>
      <text:p text:style-name="P6"><text:span text:style-name="T26">The theory of evolution, which claims the opposite, is a total fallacy completely contrary to reason. Thinking even a little bit on the claims of evolutionists discloses this reality, just as in the above example.</text:span></text:p>
      <text:p text:style-name="P16"/>
      <text:p text:style-name="P14"><text:span text:style-name="T35">Technology in the Eye and the Ear</text:span></text:p>
      <text:p text:style-name="P6"><text:span text:style-name="T26">Another subject that remains unanswered by evolutionary theory is the excellent quality of perception in the eye and the ear. </text:span></text:p>
      <text:p text:style-name="P6"><text:span text:style-name="T34">Before passing on to the subject of the eye, let us briefly answer the question of how we see. Light rays coming from an object fall oppositely on the eye's retina. Here, these light </text:span><text:soft-page-break/><text:span text:style-name="T34">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6"><text:span text:style-name="T26">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6"><text:span text:style-name="T26">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6"><text:span text:style-name="T26">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6"><text:span text:style-name="T26">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6"><text:span text:style-name="T26">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6"><text:soft-page-break/><text:span text:style-name="T26">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6"><text:span text:style-name="T26">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text:span><text:span text:style-name="T34">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6"><text:span text:style-name="T26">So far, no man-made visual or recording apparatus has been as sensitive and successful in perceiving sensory data as are the eye and the ear. However, as far as seeing and hearing are concerned, a far greater truth lies beyond all this. </text:span></text:p>
      <text:p text:style-name="P16"/>
      <text:p text:style-name="P14"/>
      <text:p text:style-name="P17"><text:span text:style-name="T35">To Whom Does the Consciousness that Sees and </text:span></text:p>
      <text:p text:style-name="P14"><text:span text:style-name="T35">Hears within the Brain Belong? </text:span></text:p>
      <text:p text:style-name="P6"><text:span text:style-name="T26">Who watches an alluring world in the brain, listens to symphonies and the twittering of birds, and smells the rose?</text:span></text:p>
      <text:p text:style-name="P6"><text:span text:style-name="T26">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6"><text:span text:style-name="T26">For this consciousness is the spirit created by God, which needs neither the eye to watch the images nor the ear to hear the sounds. Furthermore, it does not need the brain to think. </text:span></text:p>
      <text:p text:style-name="P6"><text:span text:style-name="T26">Everyone who reads this explicit and scientific fact should ponder on Almighty God, and fear and seek refuge in Him, for He squeezes the entire universe in a pitch-dark place of a few cubic centimeters in a three-dimensional, colored, shadowy, and luminous form.</text:span></text:p>
      <text:p text:style-name="P4"/>
      <text:p text:style-name="P14"><text:span text:style-name="T35">A Materialist Faith</text:span></text:p>
      <text:p text:style-name="P6"><text:span text:style-name="T34">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6"><text:span text:style-name="T34">However, the theory of evolution is kept on the agenda of science. Some people even try to represent criticisms directed against it as an "attack on science." Why?</text:span></text:p>
      <text:p text:style-name="P6"><text:span text:style-name="T26">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6"><text:span text:style-name="T34">Interestingly enough, they also confess this fact from time to time. A well-known geneticist and an outspoken evolutionist, Richard C. Lewontin from Harvard University, confesses that he is "first and foremost a materialist and then a </text:span><text:span text:style-name="T26">scientist":</text:span></text:p>
      <text:p text:style-name="P1"><text:span text:style-name="T28">It is not that the methods and institutions of science somehow compel us accept a material explanation of the phenomenal world, but, on the contrary, that we are forced </text:span><text:soft-page-break/><text:span text:style-name="T28">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20">19</text:span></text:p>
      <text:p text:style-name="P6"><text:span text:style-name="T26">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6"><text:span text:style-name="T26">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text:span></text:p>
      <text:p text:style-name="P4"/>
      <text:p text:style-name="P14"><text:span text:style-name="T35">The Theory of Evolution: The Most Potent Spell in the World </text:span></text:p>
      <text:p text:style-name="P6"><text:span text:style-name="T26">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6"><text:span text:style-name="T26">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Abraham (pbuh) worshipping idols they had made with their own hands, or the people of the Prophet Moses (pbuh) worshipping the Golden Calf.</text:span></text:p>
      <text:p text:style-name="P6"><text:span text:style-name="T26">In fact, God has pointed to this lack of reason in the Qur'an. In many verse, He reveals in many verses that some peoples' minds will be closed and that they will be powerless to see the truth. Some of these verses are as follows:</text:span></text:p>
      <text:p text:style-name="P36"/>
      <text:p text:style-name="P39"><text:soft-page-break/><text:span text:style-name="T26">As for those who do not believe, it makes no difference to them whether you warn them or do not warn them, they will not believe. God has sealed up their hearts and hearing and over their eyes is a blindfold. They will have a terrible punishment. (Qur'an, 2:6-7)</text:span></text:p>
      <text:p text:style-name="P36"/>
      <text:p text:style-name="P39"><text:span text:style-name="T26">… They have hearts with which they do not understand. They have eyes with which they do not see. They have ears with which they do not hear. Such people are like cattle. No, they are even further astray! They are the unaware. (Qur'an, 7:179)</text:span></text:p>
      <text:p text:style-name="P36"/>
      <text:p text:style-name="P39"><text:span text:style-name="T26">Even if We opened up to them a door into heaven, and they spent the day ascending through it, they would only say: "Our eyesight is befuddled! Or rather we have been put under a spell!" (Qur'an, 15:14-15) </text:span></text:p>
      <text:p text:style-name="P4"/>
      <text:p text:style-name="P6"><text:span text:style-name="T26">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text:span><text:span text:style-name="T34">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6"><text:span text:style-name="T34">In fact, the Qur'an relates the incident of Prophet Moses (pbuh) and Pharaoh to show that some people who support atheistic philosophies actually influence others by magic. When Pharaoh was told about the true religion, he told Prophet Moses (pbuh) to meet with his own magicians. When Moses (pbuh) did so, he told them to demonstrate their abilities first. The verses continue:</text:span></text:p>
      <text:p text:style-name="P36"/>
      <text:p text:style-name="P39"><text:span text:style-name="T26">He said: "You throw." And when they threw, they cast a spell on the people's eyes and caused them to feel great fear of them. They produced an extremely powerful magic. (Qur'an, 7:116)</text:span></text:p>
      <text:p text:style-name="P4"/>
      <text:p text:style-name="P6"><text:span text:style-name="T26">As we have seen, Pharaoh's magicians were able to deceive everyone, apart from Moses (pbuh) and those who believed in him. However, his evidence broke the spell, or "swallowed up what they had forged," as the verse puts it.</text:span></text:p>
      <text:p text:style-name="P36"/>
      <text:p text:style-name="P39"><text:span text:style-name="T26">We revealed to Moses, "Throw down your staff." And it immediately swallowed up what they had forged. So the Truth took place and what they did was shown to be false. (Qur'an, 7:117-118)</text:span></text:p>
      <text:p text:style-name="P4"/>
      <text:p text:style-name="P6"><text:soft-page-break/><text:span text:style-name="T26">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also stated this:</text:span></text:p>
      <text:p text:style-name="P1"><text:span text:style-name="T28">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20">20</text:span></text:p>
      <text:p text:style-name="P6"><text:span text:style-name="T26">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23"/>
      <text:p text:style-name="P30"><text:span text:style-name="T27">They said “Glory be to You! We have no</text:span></text:p>
      <text:p text:style-name="P30"><text:span text:style-name="T27">knowledge except what You have thought us.</text:span></text:p>
      <text:p text:style-name="P30"><text:span text:style-name="T27">You are the All-Knowing, the All-Wise.”</text:span></text:p>
      <text:p text:style-name="P30"><text:span text:style-name="T27">(Qur’an, 2: 32)</text:span></text:p>
      <text:p text:style-name="P10"/>
      <text:p text:style-name="P11"><text:span text:style-name="T23">NOTES:</text:span></text:p>
      <text:p text:style-name="P34"/>
      <text:p text:style-name="P34"/>
      <text:p text:style-name="P35"><text:span text:style-name="T26">1. Sidney Fox, Klaus Dose, </text:span><text:span text:style-name="T28">Molecular Evolution and The Origin of Life</text:span><text:span text:style-name="T26">, W.H. Freeman and Company, San Francisco, 1972, p. 4.</text:span></text:p>
      <text:p text:style-name="P35"><text:span text:style-name="T26">2. Alexander I. Oparin, </text:span><text:span text:style-name="T28">Origin of Life</text:span><text:span text:style-name="T26">, Dover Publications, NewYork, 1936, 1953 (reprint), p. 196.</text:span></text:p>
      <text:p text:style-name="P35"><text:span text:style-name="T26">3. "New Evidence on Evolution of Early Atmosphere and Life", </text:span><text:span text:style-name="T28">Bulletin of the American Meteorological Society</text:span><text:span text:style-name="T26">, vol 63, November 1982, p. 1328-1330.</text:span></text:p>
      <text:p text:style-name="P35"><text:span text:style-name="T26">4. Stanley Miller, </text:span><text:span text:style-name="T28">Molecular Evolution of Life: Current Status of the Prebiotic Synthesis of Small Molecules</text:span><text:span text:style-name="T26">, 1986, p. 7.</text:span></text:p>
      <text:p text:style-name="P35"><text:span text:style-name="T26">5. Jeffrey Bada,</text:span><text:span text:style-name="T28"> Earth</text:span><text:span text:style-name="T26">, February 1998, p. 40.</text:span></text:p>
      <text:p text:style-name="P35"><text:span text:style-name="T26">6. Leslie E. Orgel, "The Origin of Life on Earth", </text:span><text:span text:style-name="T28">Scientific American</text:span><text:span text:style-name="T26">, vol. 271, October 1994, p. 78.</text:span></text:p>
      <text:p text:style-name="P35"><text:span text:style-name="T26">7. Charles Darwin, </text:span><text:span text:style-name="T28">The Origin of Species by Means of Natural Selection, </text:span><text:span text:style-name="T26">The Modern Library, New York, p. 127.</text:span></text:p>
      <text:p text:style-name="P35"><text:span text:style-name="T26">8. Charles Darwin, </text:span><text:span text:style-name="T28">The Origin of Species: A Facsimile of the First Edition</text:span><text:span text:style-name="T26">, Harvard University Press, 1964, p. 184.</text:span></text:p>
      <text:p text:style-name="P35"><text:span text:style-name="T26">9. B. G. Ranganathan, </text:span><text:span text:style-name="T28">Origins?</text:span><text:span text:style-name="T26">, Pennsylvania: The Banner Of Truth Trust, 1988, p. 7.</text:span></text:p>
      <text:p text:style-name="P35"><text:span text:style-name="T26">10. Charles Darwin, </text:span><text:span text:style-name="T28">The Origin of Species: A Facsimile of the First Edition</text:span><text:span text:style-name="T26">, Harvard University Press, 1964, p. 179.</text:span></text:p>
      <text:p text:style-name="P35"><text:span text:style-name="T26">11. Derek A. Ager, "The Nature of the Fossil Record", </text:span><text:span text:style-name="T28">Proceedings of the British Geological Association</text:span><text:span text:style-name="T26">, vol 87, 1976, p. 133.</text:span></text:p>
      <text:p text:style-name="P35"><text:span text:style-name="T26">12. Douglas J. Futuyma, </text:span><text:span text:style-name="T28">Science on Trial</text:span><text:span text:style-name="T26">, Pantheon Books, New York, 1983. p. 197.</text:span></text:p>
      <text:p text:style-name="P35"><text:span text:style-name="T26">13. Solly Zuckerman, </text:span><text:span text:style-name="T28">Beyond The Ivory Tower</text:span><text:span text:style-name="T26">, Toplinger Publications, New York, 1970, pp. 75-14; Charles E. Oxnard, "The Place of Australopithecines in Human Evolution: Grounds for Doubt", </text:span><text:span text:style-name="T28">Nature</text:span><text:span text:style-name="T26">, vol 258, p. 389.</text:span></text:p>
      <text:p text:style-name="P35"><text:span text:style-name="T26">14. "Could science be brought to an end by scientists' belief that they have final answers or by society's reluctance to pay the bills?" </text:span><text:span text:style-name="T28">Scientific American</text:span><text:span text:style-name="T26">, December 1992, p. 20.</text:span></text:p>
      <text:p text:style-name="P35"><text:span text:style-name="T26">15. Alan Walker, </text:span><text:span text:style-name="T28">Science</text:span><text:span text:style-name="T26">, vol. 207, 7 March 1980, p. 1103; A. J. Kelso, </text:span><text:span text:style-name="T28">Physical Antropology</text:span><text:span text:style-name="T26">, 1st ed., J. B. Lipincott Co., New York, 1970, p. 221; M. D. Leakey, </text:span><text:span text:style-name="T28">Olduvai Gorge</text:span><text:span text:style-name="T26">, vol. 3, Cambridge University Press, Cambridge, 1971, p. 272.</text:span></text:p>
      <text:p text:style-name="P35"><text:span text:style-name="T26">16. Jeffrey Kluger, "Not So Extinct After All: The Primitive Homo Erectus May Have Survived Long Enough To Coexist With Modern Humans", </text:span><text:span text:style-name="T28">Time</text:span><text:span text:style-name="T26">, 23 December 1996.</text:span></text:p>
      <text:p text:style-name="P35"><text:span text:style-name="T26">17. S. J. Gould, </text:span><text:span text:style-name="T28">Natural History</text:span><text:span text:style-name="T26">, vol. 85, 1976, p. 30.</text:span></text:p>
      <text:p text:style-name="P35"><text:span text:style-name="T26">18. Solly Zuckerman, </text:span><text:span text:style-name="T28">Beyond The Ivory Tower</text:span><text:span text:style-name="T26">, p. 19.</text:span></text:p>
      <text:p text:style-name="P35"><text:span text:style-name="T26">19. Richard Lewontin, "The Demon-Haunted World," </text:span><text:span text:style-name="T28">The New York Review of Books</text:span><text:span text:style-name="T26">, January 9, 1997, p. 28.</text:span></text:p>
      <text:p text:style-name="P35"><text:span text:style-name="T26">20. Malcolm Muggeridge, </text:span><text:span text:style-name="T28">The End of Christendom</text:span><text:span text:style-name="T26">, Grand Rapids:Eerdmans, 1980, p. 43.</text:span></text:p>
      <text:p text:style-name="P4"/>
      <text:p text:style-name="P4"><text:soft-page-break/></text:p>
      <text:p text:style-name="P25"/>
      <text:p text:style-name="P25"/>
      <text:p text:style-name="P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imes New Roman CE" svg:font-family="'Times New Roman CE'"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Times New Roman1" style:font-family-asian="'Times New Roman'" style:font-family-generic-asian="system" style:font-pitch-asian="variable" style:font-size-asian="12pt" style:language-asian="tr" style:country-asian="TR"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Times New Roman CE" style:font-family-complex="'Times New Roman CE'" style:font-family-generic-complex="system" style:font-pitch-complex="variable" style:font-size-complex="12pt"/>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0pt" style:font-size-asian="10pt"/>
    </style:style>
    <style:style style:name="ARA_20_BASLIK" style:display-name="ARA BASLIK" style:family="paragraph" style:parent-style-name="Standard" style:default-outline-level="">
      <style:paragraph-properties fo:margin-left="0cm" fo:margin-right="0cm" fo:text-align="justify" style:justify-single-word="false" fo:text-indent="0.801cm" style:auto-text-indent="false"/>
      <style:text-properties fo:font-weight="bold" style:font-weight-asian="bold"/>
    </style:style>
    <style:style style:name="ALINTI"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10pt" style:font-size-asian="10pt"/>
    </style:style>
    <style:style style:name="ayet"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10pt" fo:font-weight="bold" style:font-size-asian="10pt" style:font-weight-asian="bold"/>
    </style:style>
    <style:style style:name="Body_20_Text_20_2" style:display-name="Body Text 2" style:family="paragraph" style:parent-style-name="Standard" style:default-outline-level="">
      <style:paragraph-properties fo:margin-left="0cm" fo:margin-right="0cm" fo:margin-top="0.101cm" fo:margin-bottom="0.101cm" loext:contextual-spacing="false" fo:line-height="0.459cm" fo:text-align="justify" style:justify-single-word="false" fo:text-indent="0.499cm" style:auto-text-indent="false"/>
      <style:text-properties fo:font-size="10pt" style:font-size-asian="10pt"/>
    </style:style>
    <style:style style:name="RESIM_20_ALTI" style:display-name="RESIM ALTI" style:family="paragraph" style:parent-style-name="Standard" style:default-outline-level="">
      <style:text-properties fo:font-size="8pt" fo:font-weight="bold" style:font-size-asian="8pt"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Miracle in the Masquito</dc:title>
    <meta:initial-creator>HARUN YAHYA</meta:initial-creator>
    <meta:creation-date>2005-03-20T11:26:00</meta:creation-date>
    <dc:date>2020-06-20T16:24:45.808672047</dc:date>
    <meta:editing-cycles>15</meta:editing-cycles>
    <meta:editing-duration>PT1M29S</meta:editing-duration>
    <meta:generator>LibreOffice/6.4.4.2$Linux_X86_64 LibreOffice_project/523b8e55cdb4890550c54dc0a0ee2ea29d34e811</meta:generator>
    <meta:keyword>The Miracle in the Masquito</meta:keyword>
    <dc:subject>The Miracle in the Masquito</dc:subject>
    <meta:document-statistic meta:table-count="0" meta:image-count="0" meta:object-count="0" meta:page-count="58" meta:paragraph-count="518" meta:word-count="24359" meta:character-count="141098" meta:non-whitespace-character-count="116999"/>
    <meta:user-defined meta:name="Operator">2001</meta:user-defined>
  </office:meta>
</office:document-meta>
</file>